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1.072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1.2583in"/>
    </style:style>
    <style:style style:name="co16" style:family="table-column">
      <style:table-column-properties fo:break-before="auto" style:column-width="0.84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063in"/>
    </style:style>
    <style:style style:name="co19" style:family="table-column">
      <style:table-column-properties fo:break-before="auto" style:column-width="1.8244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0.8736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18"/>
  </office:automatic-styles>
  <office:body>
    <office:spreadsheet>
      <table:table table:name="Default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ce3"/>
        <table:table-column table:style-name="co17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5">
            <text:p>15</text:p>
          </table:table-cell>
          <table:table-cell office:value-type="string">
            <text:p>Act X Equip Y</text:p>
          </table:table-cell>
          <table:table-cell office:value-type="float" office:value="10">
            <text:p>1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.704225352112676">
            <text:p>70.4225%</text:p>
          </table:table-cell>
          <table:table-cell table:formula="of:=[.H2]/SUM([.F2];[.H2];[.J2];[.L2];[.N2];[.P2];[.R2])" office:value-type="percentage" office:value="0.105633802816901">
            <text:p>10.5634%</text:p>
          </table:table-cell>
          <table:table-cell table:formula="of:=[.J2]/SUM([.F2];[.H2];[.J2];[.L2];[.N2];[.P2];[.R2])" office:value-type="percentage" office:value="0.105633802816901">
            <text:p>10.5634%</text:p>
          </table:table-cell>
          <table:table-cell table:formula="of:=[.L2]/SUM([.F2];[.H2];[.J2];[.L2];[.N2];[.P2];[.R2])" office:value-type="percentage" office:value="0.0704225352112676">
            <text:p>7.0423%</text:p>
          </table:table-cell>
          <table:table-cell table:formula="of:=[.N2]/SUM([.F2];[.H2];[.J2];[.L2];[.N2];[.P2];[.R2])" office:value-type="percentage" office:value="0.0140845070422535">
            <text:p>1.4085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2">
            <text:p>12</text:p>
          </table:table-cell>
          <table:table-cell office:value-type="string">
            <text:p>Act X Junk</text:p>
          </table:table-cell>
          <table:table-cell office:value-type="float" office:value="3">
            <text:p>3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.680272108843537">
            <text:p>68.0272%</text:p>
          </table:table-cell>
          <table:table-cell table:formula="of:=[.H3]/SUM([.F3];[.H3];[.J3];[.L3];[.N3];[.P3];[.R3])" office:value-type="percentage" office:value="0.102040816326531">
            <text:p>10.2041%</text:p>
          </table:table-cell>
          <table:table-cell table:formula="of:=[.J3]/SUM([.F3];[.H3];[.J3];[.L3];[.N3];[.P3];[.R3])" office:value-type="percentage" office:value="0.0816326530612245">
            <text:p>8.1633%</text:p>
          </table:table-cell>
          <table:table-cell table:formula="of:=[.L3]/SUM([.F3];[.H3];[.J3];[.L3];[.N3];[.P3];[.R3])" office:value-type="percentage" office:value="0.0204081632653061">
            <text:p>2.0408%</text:p>
          </table:table-cell>
          <table:table-cell table:formula="of:=[.N3]/SUM([.F3];[.H3];[.J3];[.L3];[.N3];[.P3];[.R3])" office:value-type="percentage" office:value="0.102040816326531">
            <text:p>10.2041%</text:p>
          </table:table-cell>
          <table:table-cell table:formula="of:=[.P3]/SUM([.F3];[.H3];[.J3];[.L3];[.N3];[.P3];[.R3])" office:value-type="percentage" office:value="0.0136054421768707">
            <text:p>1.3605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21">
            <text:p>21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21">
            <text:p>21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.625">
            <text:p>62.5000%</text:p>
          </table:table-cell>
          <table:table-cell table:formula="of:=[.H4]/SUM([.F4];[.H4];[.J4];[.L4];[.N4];[.P4];[.R4])" office:value-type="percentage" office:value="0.13125">
            <text:p>13.1250%</text:p>
          </table:table-cell>
          <table:table-cell table:formula="of:=[.J4]/SUM([.F4];[.H4];[.J4];[.L4];[.N4];[.P4];[.R4])" office:value-type="percentage" office:value="0.1">
            <text:p>10.0000%</text:p>
          </table:table-cell>
          <table:table-cell table:formula="of:=[.L4]/SUM([.F4];[.H4];[.J4];[.L4];[.N4];[.P4];[.R4])" office:value-type="percentage" office:value="0.13125">
            <text:p>13.1250%</text:p>
          </table:table-cell>
          <table:table-cell table:formula="of:=[.N4]/SUM([.F4];[.H4];[.J4];[.L4];[.N4];[.P4];[.R4])" office:value-type="percentage" office:value="0.0125">
            <text:p>1.2500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7">
            <text:p>7</text:p>
          </table:table-cell>
          <table:table-cell/>
          <table:table-cell/>
          <table:table-cell/>
          <table:table-cell table:formula="of:=[.F5]/SUM([.F5];[.H5];[.J5];[.L5];[.N5];[.P5];[.R5])" office:value-type="percentage" office:value="0.625">
            <text:p>62.5000%</text:p>
          </table:table-cell>
          <table:table-cell table:formula="of:=[.H5]/SUM([.F5];[.H5];[.J5];[.L5];[.N5];[.P5];[.R5])" office:value-type="percentage" office:value="0.1125">
            <text:p>11.2500%</text:p>
          </table:table-cell>
          <table:table-cell table:formula="of:=[.J5]/SUM([.F5];[.H5];[.J5];[.L5];[.N5];[.P5];[.R5])" office:value-type="percentage" office:value="0.09375">
            <text:p>9.3750%</text:p>
          </table:table-cell>
          <table:table-cell table:formula="of:=[.L5]/SUM([.F5];[.H5];[.J5];[.L5];[.N5];[.P5];[.R5])" office:value-type="percentage" office:value="0.1125">
            <text:p>11.2500%</text:p>
          </table:table-cell>
          <table:table-cell table:formula="of:=[.N5]/SUM([.F5];[.H5];[.J5];[.L5];[.N5];[.P5];[.R5])" office:value-type="percentage" office:value="0.0125">
            <text:p>1.2500%</text:p>
          </table:table-cell>
          <table:table-cell table:formula="of:=[.P5]/SUM([.F5];[.H5];[.J5];[.L5];[.N5];[.P5];[.R5])" office:value-type="percentage" office:value="0.04375">
            <text:p>4.3750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3">
            <text:p>13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Bow Y</text:p>
          </table:table-cell>
          <table:table-cell office:value-type="float" office:value="6">
            <text:p>6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.625">
            <text:p>62.5000%</text:p>
          </table:table-cell>
          <table:table-cell table:formula="of:=[.H6]/SUM([.F6];[.H6];[.J6];[.L6];[.N6];[.P6];[.R6])" office:value-type="percentage" office:value="0.1125">
            <text:p>11.2500%</text:p>
          </table:table-cell>
          <table:table-cell table:formula="of:=[.J6]/SUM([.F6];[.H6];[.J6];[.L6];[.N6];[.P6];[.R6])" office:value-type="percentage" office:value="0.08125">
            <text:p>8.1250%</text:p>
          </table:table-cell>
          <table:table-cell table:formula="of:=[.L6]/SUM([.F6];[.H6];[.J6];[.L6];[.N6];[.P6];[.R6])" office:value-type="percentage" office:value="0.1125">
            <text:p>11.2500%</text:p>
          </table:table-cell>
          <table:table-cell table:formula="of:=[.N6]/SUM([.F6];[.H6];[.J6];[.L6];[.N6];[.P6];[.R6])" office:value-type="percentage" office:value="0.0125">
            <text:p>1.2500%</text:p>
          </table:table-cell>
          <table:table-cell table:formula="of:=[.P6]/SUM([.F6];[.H6];[.J6];[.L6];[.N6];[.P6];[.R6])" office:value-type="percentage" office:value="0.0375">
            <text:p>3.7500%</text:p>
          </table:table-cell>
          <table:table-cell table:formula="of:=[.R6]/SUM([.F6];[.H6];[.J6];[.L6];[.N6];[.P6];[.R6])" office:value-type="percentage" office:value="0.01875">
            <text:p>1.8750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.721153846153846">
            <text:p>72.1154%</text:p>
          </table:table-cell>
          <table:table-cell table:formula="of:=[.H7]/SUM([.F7];[.H7];[.J7];[.L7];[.N7];[.P7];[.R7])" office:value-type="percentage" office:value="0.0384615384615385">
            <text:p>3.8462%</text:p>
          </table:table-cell>
          <table:table-cell table:formula="of:=[.J7]/SUM([.F7];[.H7];[.J7];[.L7];[.N7];[.P7];[.R7])" office:value-type="percentage" office:value="0.240384615384615">
            <text:p>24.0385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"gld,mul=1280"</text:p>
          </table:table-cell>
          <table:table-cell office:value-type="float" office:value="60">
            <text:p>60</text:p>
          </table:table-cell>
          <table:table-cell office:value-type="string">
            <text:p>Act X Equip Y</text:p>
          </table:table-cell>
          <table:table-cell office:value-type="float" office:value="37">
            <text:p>37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.6">
            <text:p>60.0000%</text:p>
          </table:table-cell>
          <table:table-cell table:formula="of:=[.J8]/SUM([.F8];[.H8];[.J8];[.L8];[.N8];[.P8];[.R8])" office:value-type="percentage" office:value="0.37">
            <text:p>37.0000%</text:p>
          </table:table-cell>
          <table:table-cell table:formula="of:=[.L8]/SUM([.F8];[.H8];[.J8];[.L8];[.N8];[.P8];[.R8])" office:value-type="percentage" office:value="0.03">
            <text:p>3.0000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935483870967742">
            <text:p>93.5484%</text:p>
          </table:table-cell>
          <table:table-cell table:formula="of:=[.J9]/SUM([.F9];[.H9];[.J9];[.L9];[.N9];[.P9];[.R9])" office:value-type="percentage" office:value="0.0645161290322581">
            <text:p>6.4516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Junk</text:p>
          </table:table-cell>
          <table:table-cell office:value-type="float" office:value="19">
            <text:p>19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0]/SUM([.F10];[.H10];[.J10];[.L10];[.N10];[.P10];[.R10])" office:value-type="percentage" office:value="0.76219512195122">
            <text:p>76.2195%</text:p>
          </table:table-cell>
          <table:table-cell table:formula="of:=[.H10]/SUM([.F10];[.H10];[.J10];[.L10];[.N10];[.P10];[.R10])" office:value-type="percentage" office:value="0.115853658536585">
            <text:p>11.5854%</text:p>
          </table:table-cell>
          <table:table-cell table:formula="of:=[.J10]/SUM([.F10];[.H10];[.J10];[.L10];[.N10];[.P10];[.R10])" office:value-type="percentage" office:value="0.115853658536585">
            <text:p>11.5854%</text:p>
          </table:table-cell>
          <table:table-cell table:formula="of:=[.L10]/SUM([.F10];[.H10];[.J10];[.L10];[.N10];[.P10];[.R10])" office:value-type="percentage" office:value="0.00609756097560976">
            <text:p>0.6098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 office:value-type="string">
            <text:p>Act X Magic Y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11]/SUM([.F11];[.H11];[.J11];[.L11];[.N11];[.P11];[.R11])" office:value-type="percentage" office:value="0.833333333333333">
            <text:p>83.3333%</text:p>
          </table:table-cell>
          <table:table-cell table:formula="of:=[.H11]/SUM([.F11];[.H11];[.J11];[.L11];[.N11];[.P11];[.R11])" office:value-type="percentage" office:value="0.08">
            <text:p>8.0000%</text:p>
          </table:table-cell>
          <table:table-cell table:formula="of:=[.J11]/SUM([.F11];[.H11];[.J11];[.L11];[.N11];[.P11];[.R11])" office:value-type="percentage" office:value="0.04">
            <text:p>4.0000%</text:p>
          </table:table-cell>
          <table:table-cell table:formula="of:=[.L11]/SUM([.F11];[.H11];[.J11];[.L11];[.N11];[.P11];[.R11])" office:value-type="percentage" office:value="0.00666666666666667">
            <text:p>0.6667%</text:p>
          </table:table-cell>
          <table:table-cell table:formula="of:=[.N11]/SUM([.F11];[.H11];[.J11];[.L11];[.N11];[.P11];[.R11])" office:value-type="percentage" office:value="0.04">
            <text:p>4.0000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2]/SUM([.F12];[.H12];[.J12];[.L12];[.N12];[.P12];[.R12])" office:value-type="percentage" office:value="0.283582089552239">
            <text:p>28.3582%</text:p>
          </table:table-cell>
          <table:table-cell table:formula="of:=[.H12]/SUM([.F12];[.H12];[.J12];[.L12];[.N12];[.P12];[.R12])" office:value-type="percentage" office:value="0.164179104477612">
            <text:p>16.4179%</text:p>
          </table:table-cell>
          <table:table-cell table:formula="of:=[.J12]/SUM([.F12];[.H12];[.J12];[.L12];[.N12];[.P12];[.R12])" office:value-type="percentage" office:value="0.283582089552239">
            <text:p>28.3582%</text:p>
          </table:table-cell>
          <table:table-cell table:formula="of:=[.L12]/SUM([.F12];[.H12];[.J12];[.L12];[.N12];[.P12];[.R12])" office:value-type="percentage" office:value="0.223880597014925">
            <text:p>22.3881%</text:p>
          </table:table-cell>
          <table:table-cell table:formula="of:=[.N12]/SUM([.F12];[.H12];[.J12];[.L12];[.N12];[.P12];[.R12])" office:value-type="percentage" office:value="0.0447761194029851">
            <text:p>4.4776%</text:p>
          </table:table-cell>
          <table:table-cell table:formula="of:=[.P12]/SUM([.F12];[.H12];[.J12];[.L12];[.N12];[.P12];[.R12])" office:value-type="percentage" office:value="0">
            <text:p>0.0000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3]/SUM([.F13];[.H13];[.J13];[.L13];[.N13];[.P13];[.R13])" office:value-type="percentage" office:value="0.283582089552239">
            <text:p>28.3582%</text:p>
          </table:table-cell>
          <table:table-cell table:formula="of:=[.H13]/SUM([.F13];[.H13];[.J13];[.L13];[.N13];[.P13];[.R13])" office:value-type="percentage" office:value="0.164179104477612">
            <text:p>16.4179%</text:p>
          </table:table-cell>
          <table:table-cell table:formula="of:=[.J13]/SUM([.F13];[.H13];[.J13];[.L13];[.N13];[.P13];[.R13])" office:value-type="percentage" office:value="0.283582089552239">
            <text:p>28.3582%</text:p>
          </table:table-cell>
          <table:table-cell table:formula="of:=[.L13]/SUM([.F13];[.H13];[.J13];[.L13];[.N13];[.P13];[.R13])" office:value-type="percentage" office:value="0.223880597014925">
            <text:p>22.3881%</text:p>
          </table:table-cell>
          <table:table-cell table:formula="of:=[.N13]/SUM([.F13];[.H13];[.J13];[.L13];[.N13];[.P13];[.R13])" office:value-type="percentage" office:value="0.0447761194029851">
            <text:p>4.4776%</text:p>
          </table:table-cell>
          <table:table-cell table:formula="of:=[.P13]/SUM([.F13];[.H13];[.J13];[.L13];[.N13];[.P13];[.R13])" office:value-type="percentage" office:value="0">
            <text:p>0.0000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.279411764705882">
            <text:p>27.9412%</text:p>
          </table:table-cell>
          <table:table-cell table:formula="of:=[.H14]/SUM([.F14];[.H14];[.J14];[.L14];[.N14];[.P14];[.R14])" office:value-type="percentage" office:value="0.161764705882353">
            <text:p>16.1765%</text:p>
          </table:table-cell>
          <table:table-cell table:formula="of:=[.J14]/SUM([.F14];[.H14];[.J14];[.L14];[.N14];[.P14];[.R14])" office:value-type="percentage" office:value="0.279411764705882">
            <text:p>27.9412%</text:p>
          </table:table-cell>
          <table:table-cell table:formula="of:=[.L14]/SUM([.F14];[.H14];[.J14];[.L14];[.N14];[.P14];[.R14])" office:value-type="percentage" office:value="0.220588235294118">
            <text:p>22.0588%</text:p>
          </table:table-cell>
          <table:table-cell table:formula="of:=[.N14]/SUM([.F14];[.H14];[.J14];[.L14];[.N14];[.P14];[.R14])" office:value-type="percentage" office:value="0.0441176470588235">
            <text:p>4.4118%</text:p>
          </table:table-cell>
          <table:table-cell table:formula="of:=[.P14]/SUM([.F14];[.H14];[.J14];[.L14];[.N14];[.P14];[.R14])" office:value-type="percentage" office:value="0.0147058823529412">
            <text:p>1.4706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.463414634146341">
            <text:p>46.3415%</text:p>
          </table:table-cell>
          <table:table-cell table:formula="of:=[.H15]/SUM([.F15];[.H15];[.J15];[.L15];[.N15];[.P15];[.R15])" office:value-type="percentage" office:value="0.463414634146341">
            <text:p>46.3415%</text:p>
          </table:table-cell>
          <table:table-cell table:formula="of:=[.J15]/SUM([.F15];[.H15];[.J15];[.L15];[.N15];[.P15];[.R15])" office:value-type="percentage" office:value="0.0731707317073171">
            <text:p>7.3171%</text:p>
          </table:table-cell>
          <table:table-cell table:formula="of:=[.L15]/SUM([.F15];[.H15];[.J15];[.L15];[.N15];[.P15];[.R15])" office:value-type="percentage" office:value="0">
            <text:p>0.0000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.463414634146341">
            <text:p>46.3415%</text:p>
          </table:table-cell>
          <table:table-cell table:formula="of:=[.H16]/SUM([.F16];[.H16];[.J16];[.L16];[.N16];[.P16];[.R16])" office:value-type="percentage" office:value="0.463414634146341">
            <text:p>46.3415%</text:p>
          </table:table-cell>
          <table:table-cell table:formula="of:=[.J16]/SUM([.F16];[.H16];[.J16];[.L16];[.N16];[.P16];[.R16])" office:value-type="percentage" office:value="0.0731707317073171">
            <text:p>7.3171%</text:p>
          </table:table-cell>
          <table:table-cell table:formula="of:=[.L16]/SUM([.F16];[.H16];[.J16];[.L16];[.N16];[.P16];[.R16])" office:value-type="percentage" office:value="0">
            <text:p>0.0000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.452380952380952">
            <text:p>45.2381%</text:p>
          </table:table-cell>
          <table:table-cell table:formula="of:=[.H17]/SUM([.F17];[.H17];[.J17];[.L17];[.N17];[.P17];[.R17])" office:value-type="percentage" office:value="0.452380952380952">
            <text:p>45.2381%</text:p>
          </table:table-cell>
          <table:table-cell table:formula="of:=[.J17]/SUM([.F17];[.H17];[.J17];[.L17];[.N17];[.P17];[.R17])" office:value-type="percentage" office:value="0.0714285714285714">
            <text:p>7.1429%</text:p>
          </table:table-cell>
          <table:table-cell table:formula="of:=[.L17]/SUM([.F17];[.H17];[.J17];[.L17];[.N17];[.P17];[.R17])" office:value-type="percentage" office:value="0.0238095238095238">
            <text:p>2.3810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8]/SUM([.F18];[.H18];[.J18];[.L18];[.N18];[.P18];[.R18])" office:value-type="percentage" office:value="0.283582089552239">
            <text:p>28.3582%</text:p>
          </table:table-cell>
          <table:table-cell table:formula="of:=[.H18]/SUM([.F18];[.H18];[.J18];[.L18];[.N18];[.P18];[.R18])" office:value-type="percentage" office:value="0.164179104477612">
            <text:p>16.4179%</text:p>
          </table:table-cell>
          <table:table-cell table:formula="of:=[.J18]/SUM([.F18];[.H18];[.J18];[.L18];[.N18];[.P18];[.R18])" office:value-type="percentage" office:value="0.283582089552239">
            <text:p>28.3582%</text:p>
          </table:table-cell>
          <table:table-cell table:formula="of:=[.L18]/SUM([.F18];[.H18];[.J18];[.L18];[.N18];[.P18];[.R18])" office:value-type="percentage" office:value="0.223880597014925">
            <text:p>22.3881%</text:p>
          </table:table-cell>
          <table:table-cell table:formula="of:=[.N18]/SUM([.F18];[.H18];[.J18];[.L18];[.N18];[.P18];[.R18])" office:value-type="percentage" office:value="0.0447761194029851">
            <text:p>4.4776%</text:p>
          </table:table-cell>
          <table:table-cell table:formula="of:=[.P18]/SUM([.F18];[.H18];[.J18];[.L18];[.N18];[.P18];[.R18])" office:value-type="percentage" office:value="0">
            <text:p>0.0000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9]/SUM([.F19];[.H19];[.J19];[.L19];[.N19];[.P19];[.R19])" office:value-type="percentage" office:value="0.283582089552239">
            <text:p>28.3582%</text:p>
          </table:table-cell>
          <table:table-cell table:formula="of:=[.H19]/SUM([.F19];[.H19];[.J19];[.L19];[.N19];[.P19];[.R19])" office:value-type="percentage" office:value="0.164179104477612">
            <text:p>16.4179%</text:p>
          </table:table-cell>
          <table:table-cell table:formula="of:=[.J19]/SUM([.F19];[.H19];[.J19];[.L19];[.N19];[.P19];[.R19])" office:value-type="percentage" office:value="0.283582089552239">
            <text:p>28.3582%</text:p>
          </table:table-cell>
          <table:table-cell table:formula="of:=[.L19]/SUM([.F19];[.H19];[.J19];[.L19];[.N19];[.P19];[.R19])" office:value-type="percentage" office:value="0.223880597014925">
            <text:p>22.3881%</text:p>
          </table:table-cell>
          <table:table-cell table:formula="of:=[.N19]/SUM([.F19];[.H19];[.J19];[.L19];[.N19];[.P19];[.R19])" office:value-type="percentage" office:value="0.0447761194029851">
            <text:p>4.4776%</text:p>
          </table:table-cell>
          <table:table-cell table:formula="of:=[.P19]/SUM([.F19];[.H19];[.J19];[.L19];[.N19];[.P19];[.R19])" office:value-type="percentage" office:value="0">
            <text:p>0.0000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.27536231884058">
            <text:p>27.5362%</text:p>
          </table:table-cell>
          <table:table-cell table:formula="of:=[.H20]/SUM([.F20];[.H20];[.J20];[.L20];[.N20];[.P20];[.R20])" office:value-type="percentage" office:value="0.159420289855072">
            <text:p>15.9420%</text:p>
          </table:table-cell>
          <table:table-cell table:formula="of:=[.J20]/SUM([.F20];[.H20];[.J20];[.L20];[.N20];[.P20];[.R20])" office:value-type="percentage" office:value="0.27536231884058">
            <text:p>27.5362%</text:p>
          </table:table-cell>
          <table:table-cell table:formula="of:=[.L20]/SUM([.F20];[.H20];[.J20];[.L20];[.N20];[.P20];[.R20])" office:value-type="percentage" office:value="0.217391304347826">
            <text:p>21.7391%</text:p>
          </table:table-cell>
          <table:table-cell table:formula="of:=[.N20]/SUM([.F20];[.H20];[.J20];[.L20];[.N20];[.P20];[.R20])" office:value-type="percentage" office:value="0.0434782608695652">
            <text:p>4.3478%</text:p>
          </table:table-cell>
          <table:table-cell table:formula="of:=[.P20]/SUM([.F20];[.H20];[.J20];[.L20];[.N20];[.P20];[.R20])" office:value-type="percentage" office:value="0.0289855072463768">
            <text:p>2.8986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.463414634146341">
            <text:p>46.3415%</text:p>
          </table:table-cell>
          <table:table-cell table:formula="of:=[.H21]/SUM([.F21];[.H21];[.J21];[.L21];[.N21];[.P21];[.R21])" office:value-type="percentage" office:value="0.463414634146341">
            <text:p>46.3415%</text:p>
          </table:table-cell>
          <table:table-cell table:formula="of:=[.J21]/SUM([.F21];[.H21];[.J21];[.L21];[.N21];[.P21];[.R21])" office:value-type="percentage" office:value="0.0731707317073171">
            <text:p>7.3171%</text:p>
          </table:table-cell>
          <table:table-cell table:formula="of:=[.L21]/SUM([.F21];[.H21];[.J21];[.L21];[.N21];[.P21];[.R21])" office:value-type="percentage" office:value="0">
            <text:p>0.0000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.463414634146341">
            <text:p>46.3415%</text:p>
          </table:table-cell>
          <table:table-cell table:formula="of:=[.H22]/SUM([.F22];[.H22];[.J22];[.L22];[.N22];[.P22];[.R22])" office:value-type="percentage" office:value="0.463414634146341">
            <text:p>46.3415%</text:p>
          </table:table-cell>
          <table:table-cell table:formula="of:=[.J22]/SUM([.F22];[.H22];[.J22];[.L22];[.N22];[.P22];[.R22])" office:value-type="percentage" office:value="0.0731707317073171">
            <text:p>7.3171%</text:p>
          </table:table-cell>
          <table:table-cell table:formula="of:=[.L22]/SUM([.F22];[.H22];[.J22];[.L22];[.N22];[.P22];[.R22])" office:value-type="percentage" office:value="0">
            <text:p>0.0000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.441860465116279">
            <text:p>44.1860%</text:p>
          </table:table-cell>
          <table:table-cell table:formula="of:=[.H23]/SUM([.F23];[.H23];[.J23];[.L23];[.N23];[.P23];[.R23])" office:value-type="percentage" office:value="0.441860465116279">
            <text:p>44.1860%</text:p>
          </table:table-cell>
          <table:table-cell table:formula="of:=[.J23]/SUM([.F23];[.H23];[.J23];[.L23];[.N23];[.P23];[.R23])" office:value-type="percentage" office:value="0.0697674418604651">
            <text:p>6.9767%</text:p>
          </table:table-cell>
          <table:table-cell table:formula="of:=[.L23]/SUM([.F23];[.H23];[.J23];[.L23];[.N23];[.P23];[.R23])" office:value-type="percentage" office:value="0.0465116279069768">
            <text:p>4.6512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.283582089552239">
            <text:p>28.3582%</text:p>
          </table:table-cell>
          <table:table-cell table:formula="of:=[.H24]/SUM([.F24];[.H24];[.J24];[.L24];[.N24];[.P24];[.R24])" office:value-type="percentage" office:value="0.164179104477612">
            <text:p>16.4179%</text:p>
          </table:table-cell>
          <table:table-cell table:formula="of:=[.J24]/SUM([.F24];[.H24];[.J24];[.L24];[.N24];[.P24];[.R24])" office:value-type="percentage" office:value="0.283582089552239">
            <text:p>28.3582%</text:p>
          </table:table-cell>
          <table:table-cell table:formula="of:=[.L24]/SUM([.F24];[.H24];[.J24];[.L24];[.N24];[.P24];[.R24])" office:value-type="percentage" office:value="0.223880597014925">
            <text:p>22.3881%</text:p>
          </table:table-cell>
          <table:table-cell table:formula="of:=[.N24]/SUM([.F24];[.H24];[.J24];[.L24];[.N24];[.P24];[.R24])" office:value-type="percentage" office:value="0.0447761194029851">
            <text:p>4.4776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.283582089552239">
            <text:p>28.3582%</text:p>
          </table:table-cell>
          <table:table-cell table:formula="of:=[.H25]/SUM([.F25];[.H25];[.J25];[.L25];[.N25];[.P25];[.R25])" office:value-type="percentage" office:value="0.164179104477612">
            <text:p>16.4179%</text:p>
          </table:table-cell>
          <table:table-cell table:formula="of:=[.J25]/SUM([.F25];[.H25];[.J25];[.L25];[.N25];[.P25];[.R25])" office:value-type="percentage" office:value="0.283582089552239">
            <text:p>28.3582%</text:p>
          </table:table-cell>
          <table:table-cell table:formula="of:=[.L25]/SUM([.F25];[.H25];[.J25];[.L25];[.N25];[.P25];[.R25])" office:value-type="percentage" office:value="0.223880597014925">
            <text:p>22.3881%</text:p>
          </table:table-cell>
          <table:table-cell table:formula="of:=[.N25]/SUM([.F25];[.H25];[.J25];[.L25];[.N25];[.P25];[.R25])" office:value-type="percentage" office:value="0.0447761194029851">
            <text:p>4.4776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.283582089552239">
            <text:p>28.3582%</text:p>
          </table:table-cell>
          <table:table-cell table:formula="of:=[.H26]/SUM([.F26];[.H26];[.J26];[.L26];[.N26];[.P26];[.R26])" office:value-type="percentage" office:value="0.164179104477612">
            <text:p>16.4179%</text:p>
          </table:table-cell>
          <table:table-cell table:formula="of:=[.J26]/SUM([.F26];[.H26];[.J26];[.L26];[.N26];[.P26];[.R26])" office:value-type="percentage" office:value="0.283582089552239">
            <text:p>28.3582%</text:p>
          </table:table-cell>
          <table:table-cell table:formula="of:=[.L26]/SUM([.F26];[.H26];[.J26];[.L26];[.N26];[.P26];[.R26])" office:value-type="percentage" office:value="0.223880597014925">
            <text:p>22.3881%</text:p>
          </table:table-cell>
          <table:table-cell table:formula="of:=[.N26]/SUM([.F26];[.H26];[.J26];[.L26];[.N26];[.P26];[.R26])" office:value-type="percentage" office:value="0.0447761194029851">
            <text:p>4.4776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.625">
            <text:p>62.5000%</text:p>
          </table:table-cell>
          <table:table-cell table:formula="of:=[.H27]/SUM([.F27];[.H27];[.J27];[.L27];[.N27];[.P27];[.R27])" office:value-type="percentage" office:value="0.01875">
            <text:p>1.8750%</text:p>
          </table:table-cell>
          <table:table-cell table:formula="of:=[.J27]/SUM([.F27];[.H27];[.J27];[.L27];[.N27];[.P27];[.R27])" office:value-type="percentage" office:value="0.35625">
            <text:p>35.6250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.625">
            <text:p>62.5000%</text:p>
          </table:table-cell>
          <table:table-cell table:formula="of:=[.H28]/SUM([.F28];[.H28];[.J28];[.L28];[.N28];[.P28];[.R28])" office:value-type="percentage" office:value="0.01875">
            <text:p>1.8750%</text:p>
          </table:table-cell>
          <table:table-cell table:formula="of:=[.J28]/SUM([.F28];[.H28];[.J28];[.L28];[.N28];[.P28];[.R28])" office:value-type="percentage" office:value="0.15625">
            <text:p>15.6250%</text:p>
          </table:table-cell>
          <table:table-cell table:formula="of:=[.L28]/SUM([.F28];[.H28];[.J28];[.L28];[.N28];[.P28];[.R28])" office:value-type="percentage" office:value="0.2">
            <text:p>20.0000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.625">
            <text:p>62.5000%</text:p>
          </table:table-cell>
          <table:table-cell table:formula="of:=[.H29]/SUM([.F29];[.H29];[.J29];[.L29];[.N29];[.P29];[.R29])" office:value-type="percentage" office:value="0.01875">
            <text:p>1.8750%</text:p>
          </table:table-cell>
          <table:table-cell table:formula="of:=[.J29]/SUM([.F29];[.H29];[.J29];[.L29];[.N29];[.P29];[.R29])" office:value-type="percentage" office:value="0.04375">
            <text:p>4.3750%</text:p>
          </table:table-cell>
          <table:table-cell table:formula="of:=[.L29]/SUM([.F29];[.H29];[.J29];[.L29];[.N29];[.P29];[.R29])" office:value-type="percentage" office:value="0.1125">
            <text:p>11.2500%</text:p>
          </table:table-cell>
          <table:table-cell table:formula="of:=[.N29]/SUM([.F29];[.H29];[.J29];[.L29];[.N29];[.P29];[.R29])" office:value-type="percentage" office:value="0.2">
            <text:p>20.0000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0]/SUM([.F30];[.H30];[.J30];[.L30];[.N30];[.P30];[.R30])" office:value-type="percentage" office:value="0.1875">
            <text:p>18.7500%</text:p>
          </table:table-cell>
          <table:table-cell table:formula="of:=[.H30]/SUM([.F30];[.H30];[.J30];[.L30];[.N30];[.P30];[.R30])" office:value-type="percentage" office:value="0.0625">
            <text:p>6.2500%</text:p>
          </table:table-cell>
          <table:table-cell table:formula="of:=[.J30]/SUM([.F30];[.H30];[.J30];[.L30];[.N30];[.P30];[.R30])" office:value-type="percentage" office:value="0.65">
            <text:p>65.0000%</text:p>
          </table:table-cell>
          <table:table-cell table:formula="of:=[.L30]/SUM([.F30];[.H30];[.J30];[.L30];[.N30];[.P30];[.R30])" office:value-type="percentage" office:value="0.0625">
            <text:p>6.2500%</text:p>
          </table:table-cell>
          <table:table-cell table:formula="of:=[.N30]/SUM([.F30];[.H30];[.J30];[.L30];[.N30];[.P30];[.R30])" office:value-type="percentage" office:value="0.0375">
            <text:p>3.7500%</text:p>
          </table:table-cell>
          <table:table-cell table:formula="of:=[.P30]/SUM([.F30];[.H30];[.J30];[.L30];[.N30];[.P30];[.R30])" office:value-type="percentage" office:value="0">
            <text:p>0.0000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1]/SUM([.F31];[.H31];[.J31];[.L31];[.N31];[.P31];[.R31])" office:value-type="percentage" office:value="0.1875">
            <text:p>18.7500%</text:p>
          </table:table-cell>
          <table:table-cell table:formula="of:=[.H31]/SUM([.F31];[.H31];[.J31];[.L31];[.N31];[.P31];[.R31])" office:value-type="percentage" office:value="0.0625">
            <text:p>6.2500%</text:p>
          </table:table-cell>
          <table:table-cell table:formula="of:=[.J31]/SUM([.F31];[.H31];[.J31];[.L31];[.N31];[.P31];[.R31])" office:value-type="percentage" office:value="0.65">
            <text:p>65.0000%</text:p>
          </table:table-cell>
          <table:table-cell table:formula="of:=[.L31]/SUM([.F31];[.H31];[.J31];[.L31];[.N31];[.P31];[.R31])" office:value-type="percentage" office:value="0.0625">
            <text:p>6.2500%</text:p>
          </table:table-cell>
          <table:table-cell table:formula="of:=[.N31]/SUM([.F31];[.H31];[.J31];[.L31];[.N31];[.P31];[.R31])" office:value-type="percentage" office:value="0.0375">
            <text:p>3.7500%</text:p>
          </table:table-cell>
          <table:table-cell table:formula="of:=[.P31]/SUM([.F31];[.H31];[.J31];[.L31];[.N31];[.P31];[.R31])" office:value-type="percentage" office:value="0">
            <text:p>0.0000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.185185185185185">
            <text:p>18.5185%</text:p>
          </table:table-cell>
          <table:table-cell table:formula="of:=[.H32]/SUM([.F32];[.H32];[.J32];[.L32];[.N32];[.P32];[.R32])" office:value-type="percentage" office:value="0.0617283950617284">
            <text:p>6.1728%</text:p>
          </table:table-cell>
          <table:table-cell table:formula="of:=[.J32]/SUM([.F32];[.H32];[.J32];[.L32];[.N32];[.P32];[.R32])" office:value-type="percentage" office:value="0.641975308641975">
            <text:p>64.1975%</text:p>
          </table:table-cell>
          <table:table-cell table:formula="of:=[.L32]/SUM([.F32];[.H32];[.J32];[.L32];[.N32];[.P32];[.R32])" office:value-type="percentage" office:value="0.0617283950617284">
            <text:p>6.1728%</text:p>
          </table:table-cell>
          <table:table-cell table:formula="of:=[.N32]/SUM([.F32];[.H32];[.J32];[.L32];[.N32];[.P32];[.R32])" office:value-type="percentage" office:value="0.037037037037037">
            <text:p>3.7037%</text:p>
          </table:table-cell>
          <table:table-cell table:formula="of:=[.P32]/SUM([.F32];[.H32];[.J32];[.L32];[.N32];[.P32];[.R32])" office:value-type="percentage" office:value="0.0123456790123457">
            <text:p>1.2346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.214285714285714">
            <text:p>21.4286%</text:p>
          </table:table-cell>
          <table:table-cell table:formula="of:=[.H33]/SUM([.F33];[.H33];[.J33];[.L33];[.N33];[.P33];[.R33])" office:value-type="percentage" office:value="0.742857142857143">
            <text:p>74.2857%</text:p>
          </table:table-cell>
          <table:table-cell table:formula="of:=[.J33]/SUM([.F33];[.H33];[.J33];[.L33];[.N33];[.P33];[.R33])" office:value-type="percentage" office:value="0.0428571428571429">
            <text:p>4.2857%</text:p>
          </table:table-cell>
          <table:table-cell table:formula="of:=[.L33]/SUM([.F33];[.H33];[.J33];[.L33];[.N33];[.P33];[.R33])" office:value-type="percentage" office:value="0">
            <text:p>0.0000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.214285714285714">
            <text:p>21.4286%</text:p>
          </table:table-cell>
          <table:table-cell table:formula="of:=[.H34]/SUM([.F34];[.H34];[.J34];[.L34];[.N34];[.P34];[.R34])" office:value-type="percentage" office:value="0.742857142857143">
            <text:p>74.2857%</text:p>
          </table:table-cell>
          <table:table-cell table:formula="of:=[.J34]/SUM([.F34];[.H34];[.J34];[.L34];[.N34];[.P34];[.R34])" office:value-type="percentage" office:value="0.0428571428571429">
            <text:p>4.2857%</text:p>
          </table:table-cell>
          <table:table-cell table:formula="of:=[.L34]/SUM([.F34];[.H34];[.J34];[.L34];[.N34];[.P34];[.R34])" office:value-type="percentage" office:value="0">
            <text:p>0.0000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.211267605633803">
            <text:p>21.1268%</text:p>
          </table:table-cell>
          <table:table-cell table:formula="of:=[.H35]/SUM([.F35];[.H35];[.J35];[.L35];[.N35];[.P35];[.R35])" office:value-type="percentage" office:value="0.732394366197183">
            <text:p>73.2394%</text:p>
          </table:table-cell>
          <table:table-cell table:formula="of:=[.J35]/SUM([.F35];[.H35];[.J35];[.L35];[.N35];[.P35];[.R35])" office:value-type="percentage" office:value="0.0422535211267606">
            <text:p>4.2254%</text:p>
          </table:table-cell>
          <table:table-cell table:formula="of:=[.L35]/SUM([.F35];[.H35];[.J35];[.L35];[.N35];[.P35];[.R35])" office:value-type="percentage" office:value="0.0140845070422535">
            <text:p>1.4085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6]/SUM([.F36];[.H36];[.J36];[.L36];[.N36];[.P36];[.R36])" office:value-type="percentage" office:value="0.1875">
            <text:p>18.7500%</text:p>
          </table:table-cell>
          <table:table-cell table:formula="of:=[.H36]/SUM([.F36];[.H36];[.J36];[.L36];[.N36];[.P36];[.R36])" office:value-type="percentage" office:value="0.0625">
            <text:p>6.2500%</text:p>
          </table:table-cell>
          <table:table-cell table:formula="of:=[.J36]/SUM([.F36];[.H36];[.J36];[.L36];[.N36];[.P36];[.R36])" office:value-type="percentage" office:value="0.65">
            <text:p>65.0000%</text:p>
          </table:table-cell>
          <table:table-cell table:formula="of:=[.L36]/SUM([.F36];[.H36];[.J36];[.L36];[.N36];[.P36];[.R36])" office:value-type="percentage" office:value="0.0625">
            <text:p>6.2500%</text:p>
          </table:table-cell>
          <table:table-cell table:formula="of:=[.N36]/SUM([.F36];[.H36];[.J36];[.L36];[.N36];[.P36];[.R36])" office:value-type="percentage" office:value="0.0375">
            <text:p>3.7500%</text:p>
          </table:table-cell>
          <table:table-cell table:formula="of:=[.P36]/SUM([.F36];[.H36];[.J36];[.L36];[.N36];[.P36];[.R36])" office:value-type="percentage" office:value="0">
            <text:p>0.0000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7]/SUM([.F37];[.H37];[.J37];[.L37];[.N37];[.P37];[.R37])" office:value-type="percentage" office:value="0.1875">
            <text:p>18.7500%</text:p>
          </table:table-cell>
          <table:table-cell table:formula="of:=[.H37]/SUM([.F37];[.H37];[.J37];[.L37];[.N37];[.P37];[.R37])" office:value-type="percentage" office:value="0.0625">
            <text:p>6.2500%</text:p>
          </table:table-cell>
          <table:table-cell table:formula="of:=[.J37]/SUM([.F37];[.H37];[.J37];[.L37];[.N37];[.P37];[.R37])" office:value-type="percentage" office:value="0.65">
            <text:p>65.0000%</text:p>
          </table:table-cell>
          <table:table-cell table:formula="of:=[.L37]/SUM([.F37];[.H37];[.J37];[.L37];[.N37];[.P37];[.R37])" office:value-type="percentage" office:value="0.0625">
            <text:p>6.2500%</text:p>
          </table:table-cell>
          <table:table-cell table:formula="of:=[.N37]/SUM([.F37];[.H37];[.J37];[.L37];[.N37];[.P37];[.R37])" office:value-type="percentage" office:value="0.0375">
            <text:p>3.7500%</text:p>
          </table:table-cell>
          <table:table-cell table:formula="of:=[.P37]/SUM([.F37];[.H37];[.J37];[.L37];[.N37];[.P37];[.R37])" office:value-type="percentage" office:value="0">
            <text:p>0.0000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.185185185185185">
            <text:p>18.5185%</text:p>
          </table:table-cell>
          <table:table-cell table:formula="of:=[.H38]/SUM([.F38];[.H38];[.J38];[.L38];[.N38];[.P38];[.R38])" office:value-type="percentage" office:value="0.0617283950617284">
            <text:p>6.1728%</text:p>
          </table:table-cell>
          <table:table-cell table:formula="of:=[.J38]/SUM([.F38];[.H38];[.J38];[.L38];[.N38];[.P38];[.R38])" office:value-type="percentage" office:value="0.641975308641975">
            <text:p>64.1975%</text:p>
          </table:table-cell>
          <table:table-cell table:formula="of:=[.L38]/SUM([.F38];[.H38];[.J38];[.L38];[.N38];[.P38];[.R38])" office:value-type="percentage" office:value="0.0617283950617284">
            <text:p>6.1728%</text:p>
          </table:table-cell>
          <table:table-cell table:formula="of:=[.N38]/SUM([.F38];[.H38];[.J38];[.L38];[.N38];[.P38];[.R38])" office:value-type="percentage" office:value="0.037037037037037">
            <text:p>3.7037%</text:p>
          </table:table-cell>
          <table:table-cell table:formula="of:=[.P38]/SUM([.F38];[.H38];[.J38];[.L38];[.N38];[.P38];[.R38])" office:value-type="percentage" office:value="0.0123456790123457">
            <text:p>1.2346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.214285714285714">
            <text:p>21.4286%</text:p>
          </table:table-cell>
          <table:table-cell table:formula="of:=[.H39]/SUM([.F39];[.H39];[.J39];[.L39];[.N39];[.P39];[.R39])" office:value-type="percentage" office:value="0.742857142857143">
            <text:p>74.2857%</text:p>
          </table:table-cell>
          <table:table-cell table:formula="of:=[.J39]/SUM([.F39];[.H39];[.J39];[.L39];[.N39];[.P39];[.R39])" office:value-type="percentage" office:value="0.0428571428571429">
            <text:p>4.2857%</text:p>
          </table:table-cell>
          <table:table-cell table:formula="of:=[.L39]/SUM([.F39];[.H39];[.J39];[.L39];[.N39];[.P39];[.R39])" office:value-type="percentage" office:value="0">
            <text:p>0.0000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.214285714285714">
            <text:p>21.4286%</text:p>
          </table:table-cell>
          <table:table-cell table:formula="of:=[.H40]/SUM([.F40];[.H40];[.J40];[.L40];[.N40];[.P40];[.R40])" office:value-type="percentage" office:value="0.742857142857143">
            <text:p>74.2857%</text:p>
          </table:table-cell>
          <table:table-cell table:formula="of:=[.J40]/SUM([.F40];[.H40];[.J40];[.L40];[.N40];[.P40];[.R40])" office:value-type="percentage" office:value="0.0428571428571429">
            <text:p>4.2857%</text:p>
          </table:table-cell>
          <table:table-cell table:formula="of:=[.L40]/SUM([.F40];[.H40];[.J40];[.L40];[.N40];[.P40];[.R40])" office:value-type="percentage" office:value="0">
            <text:p>0.0000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.211267605633803">
            <text:p>21.1268%</text:p>
          </table:table-cell>
          <table:table-cell table:formula="of:=[.H41]/SUM([.F41];[.H41];[.J41];[.L41];[.N41];[.P41];[.R41])" office:value-type="percentage" office:value="0.732394366197183">
            <text:p>73.2394%</text:p>
          </table:table-cell>
          <table:table-cell table:formula="of:=[.J41]/SUM([.F41];[.H41];[.J41];[.L41];[.N41];[.P41];[.R41])" office:value-type="percentage" office:value="0.0422535211267606">
            <text:p>4.2254%</text:p>
          </table:table-cell>
          <table:table-cell table:formula="of:=[.L41]/SUM([.F41];[.H41];[.J41];[.L41];[.N41];[.P41];[.R41])" office:value-type="percentage" office:value="0.0140845070422535">
            <text:p>1.4085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5">
            <text:p>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.345454545454545">
            <text:p>34.5455%</text:p>
          </table:table-cell>
          <table:table-cell table:formula="of:=[.H42]/SUM([.F42];[.H42];[.J42];[.L42];[.N42];[.P42];[.R42])" office:value-type="percentage" office:value="0.163636363636364">
            <text:p>16.3636%</text:p>
          </table:table-cell>
          <table:table-cell table:formula="of:=[.J42]/SUM([.F42];[.H42];[.J42];[.L42];[.N42];[.P42];[.R42])" office:value-type="percentage" office:value="0.272727272727273">
            <text:p>27.2727%</text:p>
          </table:table-cell>
          <table:table-cell table:formula="of:=[.L42]/SUM([.F42];[.H42];[.J42];[.L42];[.N42];[.P42];[.R42])" office:value-type="percentage" office:value="0.0909090909090909">
            <text:p>9.0909%</text:p>
          </table:table-cell>
          <table:table-cell table:formula="of:=[.N42]/SUM([.F42];[.H42];[.J42];[.L42];[.N42];[.P42];[.R42])" office:value-type="percentage" office:value="0.0545454545454545">
            <text:p>5.4545%</text:p>
          </table:table-cell>
          <table:table-cell table:formula="of:=[.P42]/SUM([.F42];[.H42];[.J42];[.L42];[.N42];[.P42];[.R42])" office:value-type="percentage" office:value="0.0727272727272727">
            <text:p>7.2727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5">
            <text:p>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.345454545454545">
            <text:p>34.5455%</text:p>
          </table:table-cell>
          <table:table-cell table:formula="of:=[.H43]/SUM([.F43];[.H43];[.J43];[.L43];[.N43];[.P43];[.R43])" office:value-type="percentage" office:value="0.163636363636364">
            <text:p>16.3636%</text:p>
          </table:table-cell>
          <table:table-cell table:formula="of:=[.J43]/SUM([.F43];[.H43];[.J43];[.L43];[.N43];[.P43];[.R43])" office:value-type="percentage" office:value="0.272727272727273">
            <text:p>27.2727%</text:p>
          </table:table-cell>
          <table:table-cell table:formula="of:=[.L43]/SUM([.F43];[.H43];[.J43];[.L43];[.N43];[.P43];[.R43])" office:value-type="percentage" office:value="0.0909090909090909">
            <text:p>9.0909%</text:p>
          </table:table-cell>
          <table:table-cell table:formula="of:=[.N43]/SUM([.F43];[.H43];[.J43];[.L43];[.N43];[.P43];[.R43])" office:value-type="percentage" office:value="0.0545454545454545">
            <text:p>5.4545%</text:p>
          </table:table-cell>
          <table:table-cell table:formula="of:=[.P43]/SUM([.F43];[.H43];[.J43];[.L43];[.N43];[.P43];[.R43])" office:value-type="percentage" office:value="0.0727272727272727">
            <text:p>7.2727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5">
            <text:p>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44]/SUM([.F44];[.H44];[.J44];[.L44];[.N44];[.P44];[.R44])" office:value-type="percentage" office:value="0.339285714285714">
            <text:p>33.9286%</text:p>
          </table:table-cell>
          <table:table-cell table:formula="of:=[.H44]/SUM([.F44];[.H44];[.J44];[.L44];[.N44];[.P44];[.R44])" office:value-type="percentage" office:value="0.160714285714286">
            <text:p>16.0714%</text:p>
          </table:table-cell>
          <table:table-cell table:formula="of:=[.J44]/SUM([.F44];[.H44];[.J44];[.L44];[.N44];[.P44];[.R44])" office:value-type="percentage" office:value="0.267857142857143">
            <text:p>26.7857%</text:p>
          </table:table-cell>
          <table:table-cell table:formula="of:=[.L44]/SUM([.F44];[.H44];[.J44];[.L44];[.N44];[.P44];[.R44])" office:value-type="percentage" office:value="0.0892857142857143">
            <text:p>8.9286%</text:p>
          </table:table-cell>
          <table:table-cell table:formula="of:=[.N44]/SUM([.F44];[.H44];[.J44];[.L44];[.N44];[.P44];[.R44])" office:value-type="percentage" office:value="0.0535714285714286">
            <text:p>5.3571%</text:p>
          </table:table-cell>
          <table:table-cell table:formula="of:=[.P44]/SUM([.F44];[.H44];[.J44];[.L44];[.N44];[.P44];[.R44])" office:value-type="percentage" office:value="0.0714285714285714">
            <text:p>7.1429%</text:p>
          </table:table-cell>
          <table:table-cell table:formula="of:=[.R44]/SUM([.F44];[.H44];[.J44];[.L44];[.N44];[.P44];[.R44])" office:value-type="percentage" office:value="0.0178571428571429">
            <text:p>1.7857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.345454545454545">
            <text:p>34.5455%</text:p>
          </table:table-cell>
          <table:table-cell table:formula="of:=[.H45]/SUM([.F45];[.H45];[.J45];[.L45];[.N45];[.P45];[.R45])" office:value-type="percentage" office:value="0.163636363636364">
            <text:p>16.3636%</text:p>
          </table:table-cell>
          <table:table-cell table:formula="of:=[.J45]/SUM([.F45];[.H45];[.J45];[.L45];[.N45];[.P45];[.R45])" office:value-type="percentage" office:value="0.272727272727273">
            <text:p>27.2727%</text:p>
          </table:table-cell>
          <table:table-cell table:formula="of:=[.L45]/SUM([.F45];[.H45];[.J45];[.L45];[.N45];[.P45];[.R45])" office:value-type="percentage" office:value="0.0909090909090909">
            <text:p>9.0909%</text:p>
          </table:table-cell>
          <table:table-cell table:formula="of:=[.N45]/SUM([.F45];[.H45];[.J45];[.L45];[.N45];[.P45];[.R45])" office:value-type="percentage" office:value="0.0545454545454545">
            <text:p>5.4545%</text:p>
          </table:table-cell>
          <table:table-cell table:formula="of:=[.P45]/SUM([.F45];[.H45];[.J45];[.L45];[.N45];[.P45];[.R45])" office:value-type="percentage" office:value="0.0727272727272727">
            <text:p>7.2727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.345454545454545">
            <text:p>34.5455%</text:p>
          </table:table-cell>
          <table:table-cell table:formula="of:=[.H46]/SUM([.F46];[.H46];[.J46];[.L46];[.N46];[.P46];[.R46])" office:value-type="percentage" office:value="0.163636363636364">
            <text:p>16.3636%</text:p>
          </table:table-cell>
          <table:table-cell table:formula="of:=[.J46]/SUM([.F46];[.H46];[.J46];[.L46];[.N46];[.P46];[.R46])" office:value-type="percentage" office:value="0.272727272727273">
            <text:p>27.2727%</text:p>
          </table:table-cell>
          <table:table-cell table:formula="of:=[.L46]/SUM([.F46];[.H46];[.J46];[.L46];[.N46];[.P46];[.R46])" office:value-type="percentage" office:value="0.0909090909090909">
            <text:p>9.0909%</text:p>
          </table:table-cell>
          <table:table-cell table:formula="of:=[.N46]/SUM([.F46];[.H46];[.J46];[.L46];[.N46];[.P46];[.R46])" office:value-type="percentage" office:value="0.0545454545454545">
            <text:p>5.4545%</text:p>
          </table:table-cell>
          <table:table-cell table:formula="of:=[.P46]/SUM([.F46];[.H46];[.J46];[.L46];[.N46];[.P46];[.R46])" office:value-type="percentage" office:value="0.0727272727272727">
            <text:p>7.2727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.345454545454545">
            <text:p>34.5455%</text:p>
          </table:table-cell>
          <table:table-cell table:formula="of:=[.H47]/SUM([.F47];[.H47];[.J47];[.L47];[.N47];[.P47];[.R47])" office:value-type="percentage" office:value="0.163636363636364">
            <text:p>16.3636%</text:p>
          </table:table-cell>
          <table:table-cell table:formula="of:=[.J47]/SUM([.F47];[.H47];[.J47];[.L47];[.N47];[.P47];[.R47])" office:value-type="percentage" office:value="0.272727272727273">
            <text:p>27.2727%</text:p>
          </table:table-cell>
          <table:table-cell table:formula="of:=[.L47]/SUM([.F47];[.H47];[.J47];[.L47];[.N47];[.P47];[.R47])" office:value-type="percentage" office:value="0.0909090909090909">
            <text:p>9.0909%</text:p>
          </table:table-cell>
          <table:table-cell table:formula="of:=[.N47]/SUM([.F47];[.H47];[.J47];[.L47];[.N47];[.P47];[.R47])" office:value-type="percentage" office:value="0.0545454545454545">
            <text:p>5.4545%</text:p>
          </table:table-cell>
          <table:table-cell table:formula="of:=[.P47]/SUM([.F47];[.H47];[.J47];[.L47];[.N47];[.P47];[.R47])" office:value-type="percentage" office:value="0.0727272727272727">
            <text:p>7.2727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19">
            <text:p>19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.625">
            <text:p>62.5000%</text:p>
          </table:table-cell>
          <table:table-cell table:formula="of:=[.H51]/SUM([.F51];[.H51];[.J51];[.L51];[.N51];[.P51];[.R51])" office:value-type="percentage" office:value="0.11875">
            <text:p>11.8750%</text:p>
          </table:table-cell>
          <table:table-cell table:formula="of:=[.J51]/SUM([.F51];[.H51];[.J51];[.L51];[.N51];[.P51];[.R51])" office:value-type="percentage" office:value="0.11875">
            <text:p>11.8750%</text:p>
          </table:table-cell>
          <table:table-cell table:formula="of:=[.L51]/SUM([.F51];[.H51];[.J51];[.L51];[.N51];[.P51];[.R51])" office:value-type="percentage" office:value="0.11875">
            <text:p>11.8750%</text:p>
          </table:table-cell>
          <table:table-cell table:formula="of:=[.N51]/SUM([.F51];[.H51];[.J51];[.L51];[.N51];[.P51];[.R51])" office:value-type="percentage" office:value="0.01875">
            <text:p>1.8750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19">
            <text:p>19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.625">
            <text:p>62.5000%</text:p>
          </table:table-cell>
          <table:table-cell table:formula="of:=[.H52]/SUM([.F52];[.H52];[.J52];[.L52];[.N52];[.P52];[.R52])" office:value-type="percentage" office:value="0.11875">
            <text:p>11.8750%</text:p>
          </table:table-cell>
          <table:table-cell table:formula="of:=[.J52]/SUM([.F52];[.H52];[.J52];[.L52];[.N52];[.P52];[.R52])" office:value-type="percentage" office:value="0.11875">
            <text:p>11.8750%</text:p>
          </table:table-cell>
          <table:table-cell table:formula="of:=[.L52]/SUM([.F52];[.H52];[.J52];[.L52];[.N52];[.P52];[.R52])" office:value-type="percentage" office:value="0.11875">
            <text:p>11.8750%</text:p>
          </table:table-cell>
          <table:table-cell table:formula="of:=[.N52]/SUM([.F52];[.H52];[.J52];[.L52];[.N52];[.P52];[.R52])" office:value-type="percentage" office:value="0.01875">
            <text:p>1.8750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19">
            <text:p>19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.625">
            <text:p>62.5000%</text:p>
          </table:table-cell>
          <table:table-cell table:formula="of:=[.H53]/SUM([.F53];[.H53];[.J53];[.L53];[.N53];[.P53];[.R53])" office:value-type="percentage" office:value="0.11875">
            <text:p>11.8750%</text:p>
          </table:table-cell>
          <table:table-cell table:formula="of:=[.J53]/SUM([.F53];[.H53];[.J53];[.L53];[.N53];[.P53];[.R53])" office:value-type="percentage" office:value="0.11875">
            <text:p>11.8750%</text:p>
          </table:table-cell>
          <table:table-cell table:formula="of:=[.L53]/SUM([.F53];[.H53];[.J53];[.L53];[.N53];[.P53];[.R53])" office:value-type="percentage" office:value="0.11875">
            <text:p>11.8750%</text:p>
          </table:table-cell>
          <table:table-cell table:formula="of:=[.N53]/SUM([.F53];[.H53];[.J53];[.L53];[.N53];[.P53];[.R53])" office:value-type="percentage" office:value="0.01875">
            <text:p>1.8750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Equip Y</text:p>
          </table:table-cell>
          <table:table-cell office:value-type="float" office:value="8">
            <text:p>8</text:p>
          </table:table-cell>
          <table:table-cell office:value-type="string">
            <text:p>Act X Junk</text:p>
          </table:table-cell>
          <table:table-cell office:value-type="float" office:value="33">
            <text:p>3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.625">
            <text:p>62.5000%</text:p>
          </table:table-cell>
          <table:table-cell table:formula="of:=[.H54]/SUM([.F54];[.H54];[.J54];[.L54];[.N54];[.P54];[.R54])" office:value-type="percentage" office:value="0.11875">
            <text:p>11.8750%</text:p>
          </table:table-cell>
          <table:table-cell table:formula="of:=[.J54]/SUM([.F54];[.H54];[.J54];[.L54];[.N54];[.P54];[.R54])" office:value-type="percentage" office:value="0.05">
            <text:p>5.0000%</text:p>
          </table:table-cell>
          <table:table-cell table:formula="of:=[.L54]/SUM([.F54];[.H54];[.J54];[.L54];[.N54];[.P54];[.R54])" office:value-type="percentage" office:value="0.20625">
            <text:p>20.6250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.316666666666667">
            <text:p>31.6667%</text:p>
          </table:table-cell>
          <table:table-cell table:formula="of:=[.H55]/SUM([.F55];[.H55];[.J55];[.L55];[.N55];[.P55];[.R55])" office:value-type="percentage" office:value="0.233333333333333">
            <text:p>23.3333%</text:p>
          </table:table-cell>
          <table:table-cell table:formula="of:=[.J55]/SUM([.F55];[.H55];[.J55];[.L55];[.N55];[.P55];[.R55])" office:value-type="percentage" office:value="0.316666666666667">
            <text:p>31.6667%</text:p>
          </table:table-cell>
          <table:table-cell table:formula="of:=[.L55]/SUM([.F55];[.H55];[.J55];[.L55];[.N55];[.P55];[.R55])" office:value-type="percentage" office:value="0.0833333333333333">
            <text:p>8.3333%</text:p>
          </table:table-cell>
          <table:table-cell table:formula="of:=[.N55]/SUM([.F55];[.H55];[.J55];[.L55];[.N55];[.P55];[.R55])" office:value-type="percentage" office:value="0.05">
            <text:p>5.0000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.316666666666667">
            <text:p>31.6667%</text:p>
          </table:table-cell>
          <table:table-cell table:formula="of:=[.H56]/SUM([.F56];[.H56];[.J56];[.L56];[.N56];[.P56];[.R56])" office:value-type="percentage" office:value="0.233333333333333">
            <text:p>23.3333%</text:p>
          </table:table-cell>
          <table:table-cell table:formula="of:=[.J56]/SUM([.F56];[.H56];[.J56];[.L56];[.N56];[.P56];[.R56])" office:value-type="percentage" office:value="0.316666666666667">
            <text:p>31.6667%</text:p>
          </table:table-cell>
          <table:table-cell table:formula="of:=[.L56]/SUM([.F56];[.H56];[.J56];[.L56];[.N56];[.P56];[.R56])" office:value-type="percentage" office:value="0.0833333333333333">
            <text:p>8.3333%</text:p>
          </table:table-cell>
          <table:table-cell table:formula="of:=[.N56]/SUM([.F56];[.H56];[.J56];[.L56];[.N56];[.P56];[.R56])" office:value-type="percentage" office:value="0.05">
            <text:p>5.0000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.316666666666667">
            <text:p>31.6667%</text:p>
          </table:table-cell>
          <table:table-cell table:formula="of:=[.H57]/SUM([.F57];[.H57];[.J57];[.L57];[.N57];[.P57];[.R57])" office:value-type="percentage" office:value="0.233333333333333">
            <text:p>23.3333%</text:p>
          </table:table-cell>
          <table:table-cell table:formula="of:=[.J57]/SUM([.F57];[.H57];[.J57];[.L57];[.N57];[.P57];[.R57])" office:value-type="percentage" office:value="0.316666666666667">
            <text:p>31.6667%</text:p>
          </table:table-cell>
          <table:table-cell table:formula="of:=[.L57]/SUM([.F57];[.H57];[.J57];[.L57];[.N57];[.P57];[.R57])" office:value-type="percentage" office:value="0.0833333333333333">
            <text:p>8.3333%</text:p>
          </table:table-cell>
          <table:table-cell table:formula="of:=[.N57]/SUM([.F57];[.H57];[.J57];[.L57];[.N57];[.P57];[.R57])" office:value-type="percentage" office:value="0.05">
            <text:p>5.0000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.316666666666667">
            <text:p>31.6667%</text:p>
          </table:table-cell>
          <table:table-cell table:formula="of:=[.H58]/SUM([.F58];[.H58];[.J58];[.L58];[.N58];[.P58];[.R58])" office:value-type="percentage" office:value="0.233333333333333">
            <text:p>23.3333%</text:p>
          </table:table-cell>
          <table:table-cell table:formula="of:=[.J58]/SUM([.F58];[.H58];[.J58];[.L58];[.N58];[.P58];[.R58])" office:value-type="percentage" office:value="0.316666666666667">
            <text:p>31.6667%</text:p>
          </table:table-cell>
          <table:table-cell table:formula="of:=[.L58]/SUM([.F58];[.H58];[.J58];[.L58];[.N58];[.P58];[.R58])" office:value-type="percentage" office:value="0.0833333333333333">
            <text:p>8.3333%</text:p>
          </table:table-cell>
          <table:table-cell table:formula="of:=[.N58]/SUM([.F58];[.H58];[.J58];[.L58];[.N58];[.P58];[.R58])" office:value-type="percentage" office:value="0.05">
            <text:p>5.0000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.316666666666667">
            <text:p>31.6667%</text:p>
          </table:table-cell>
          <table:table-cell table:formula="of:=[.H59]/SUM([.F59];[.H59];[.J59];[.L59];[.N59];[.P59];[.R59])" office:value-type="percentage" office:value="0.233333333333333">
            <text:p>23.3333%</text:p>
          </table:table-cell>
          <table:table-cell table:formula="of:=[.J59]/SUM([.F59];[.H59];[.J59];[.L59];[.N59];[.P59];[.R59])" office:value-type="percentage" office:value="0.316666666666667">
            <text:p>31.6667%</text:p>
          </table:table-cell>
          <table:table-cell table:formula="of:=[.L59]/SUM([.F59];[.H59];[.J59];[.L59];[.N59];[.P59];[.R59])" office:value-type="percentage" office:value="0.0833333333333333">
            <text:p>8.3333%</text:p>
          </table:table-cell>
          <table:table-cell table:formula="of:=[.N59]/SUM([.F59];[.H59];[.J59];[.L59];[.N59];[.P59];[.R59])" office:value-type="percentage" office:value="0.05">
            <text:p>5.0000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.311475409836066">
            <text:p>31.1475%</text:p>
          </table:table-cell>
          <table:table-cell table:formula="of:=[.H60]/SUM([.F60];[.H60];[.J60];[.L60];[.N60];[.P60];[.R60])" office:value-type="percentage" office:value="0.229508196721311">
            <text:p>22.9508%</text:p>
          </table:table-cell>
          <table:table-cell table:formula="of:=[.J60]/SUM([.F60];[.H60];[.J60];[.L60];[.N60];[.P60];[.R60])" office:value-type="percentage" office:value="0.311475409836066">
            <text:p>31.1475%</text:p>
          </table:table-cell>
          <table:table-cell table:formula="of:=[.L60]/SUM([.F60];[.H60];[.J60];[.L60];[.N60];[.P60];[.R60])" office:value-type="percentage" office:value="0.0819672131147541">
            <text:p>8.1967%</text:p>
          </table:table-cell>
          <table:table-cell table:formula="of:=[.N60]/SUM([.F60];[.H60];[.J60];[.L60];[.N60];[.P60];[.R60])" office:value-type="percentage" office:value="0.0491803278688525">
            <text:p>4.9180%</text:p>
          </table:table-cell>
          <table:table-cell table:formula="of:=[.P60]/SUM([.F60];[.H60];[.J60];[.L60];[.N60];[.P60];[.R60])" office:value-type="percentage" office:value="0.0163934426229508">
            <text:p>1.6393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1]/SUM([.F61];[.H61];[.J61];[.L61];[.N61];[.P61];[.R61])" office:value-type="percentage" office:value="0.1875">
            <text:p>18.7500%</text:p>
          </table:table-cell>
          <table:table-cell table:formula="of:=[.H61]/SUM([.F61];[.H61];[.J61];[.L61];[.N61];[.P61];[.R61])" office:value-type="percentage" office:value="0.0625">
            <text:p>6.2500%</text:p>
          </table:table-cell>
          <table:table-cell table:formula="of:=[.J61]/SUM([.F61];[.H61];[.J61];[.L61];[.N61];[.P61];[.R61])" office:value-type="percentage" office:value="0.65">
            <text:p>65.0000%</text:p>
          </table:table-cell>
          <table:table-cell table:formula="of:=[.L61]/SUM([.F61];[.H61];[.J61];[.L61];[.N61];[.P61];[.R61])" office:value-type="percentage" office:value="0.0625">
            <text:p>6.2500%</text:p>
          </table:table-cell>
          <table:table-cell table:formula="of:=[.N61]/SUM([.F61];[.H61];[.J61];[.L61];[.N61];[.P61];[.R61])" office:value-type="percentage" office:value="0.0375">
            <text:p>3.7500%</text:p>
          </table:table-cell>
          <table:table-cell table:formula="of:=[.P61]/SUM([.F61];[.H61];[.J61];[.L61];[.N61];[.P61];[.R61])" office:value-type="percentage" office:value="0">
            <text:p>0.0000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2]/SUM([.F62];[.H62];[.J62];[.L62];[.N62];[.P62];[.R62])" office:value-type="percentage" office:value="0.1875">
            <text:p>18.7500%</text:p>
          </table:table-cell>
          <table:table-cell table:formula="of:=[.H62]/SUM([.F62];[.H62];[.J62];[.L62];[.N62];[.P62];[.R62])" office:value-type="percentage" office:value="0.0625">
            <text:p>6.2500%</text:p>
          </table:table-cell>
          <table:table-cell table:formula="of:=[.J62]/SUM([.F62];[.H62];[.J62];[.L62];[.N62];[.P62];[.R62])" office:value-type="percentage" office:value="0.65">
            <text:p>65.0000%</text:p>
          </table:table-cell>
          <table:table-cell table:formula="of:=[.L62]/SUM([.F62];[.H62];[.J62];[.L62];[.N62];[.P62];[.R62])" office:value-type="percentage" office:value="0.0625">
            <text:p>6.2500%</text:p>
          </table:table-cell>
          <table:table-cell table:formula="of:=[.N62]/SUM([.F62];[.H62];[.J62];[.L62];[.N62];[.P62];[.R62])" office:value-type="percentage" office:value="0.0375">
            <text:p>3.7500%</text:p>
          </table:table-cell>
          <table:table-cell table:formula="of:=[.P62]/SUM([.F62];[.H62];[.J62];[.L62];[.N62];[.P62];[.R62])" office:value-type="percentage" office:value="0">
            <text:p>0.0000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.185185185185185">
            <text:p>18.5185%</text:p>
          </table:table-cell>
          <table:table-cell table:formula="of:=[.H63]/SUM([.F63];[.H63];[.J63];[.L63];[.N63];[.P63];[.R63])" office:value-type="percentage" office:value="0.0617283950617284">
            <text:p>6.1728%</text:p>
          </table:table-cell>
          <table:table-cell table:formula="of:=[.J63]/SUM([.F63];[.H63];[.J63];[.L63];[.N63];[.P63];[.R63])" office:value-type="percentage" office:value="0.641975308641975">
            <text:p>64.1975%</text:p>
          </table:table-cell>
          <table:table-cell table:formula="of:=[.L63]/SUM([.F63];[.H63];[.J63];[.L63];[.N63];[.P63];[.R63])" office:value-type="percentage" office:value="0.0617283950617284">
            <text:p>6.1728%</text:p>
          </table:table-cell>
          <table:table-cell table:formula="of:=[.N63]/SUM([.F63];[.H63];[.J63];[.L63];[.N63];[.P63];[.R63])" office:value-type="percentage" office:value="0.037037037037037">
            <text:p>3.7037%</text:p>
          </table:table-cell>
          <table:table-cell table:formula="of:=[.P63]/SUM([.F63];[.H63];[.J63];[.L63];[.N63];[.P63];[.R63])" office:value-type="percentage" office:value="0.0123456790123457">
            <text:p>1.2346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.214285714285714">
            <text:p>21.4286%</text:p>
          </table:table-cell>
          <table:table-cell table:formula="of:=[.H64]/SUM([.F64];[.H64];[.J64];[.L64];[.N64];[.P64];[.R64])" office:value-type="percentage" office:value="0.742857142857143">
            <text:p>74.2857%</text:p>
          </table:table-cell>
          <table:table-cell table:formula="of:=[.J64]/SUM([.F64];[.H64];[.J64];[.L64];[.N64];[.P64];[.R64])" office:value-type="percentage" office:value="0.0428571428571429">
            <text:p>4.2857%</text:p>
          </table:table-cell>
          <table:table-cell table:formula="of:=[.L64]/SUM([.F64];[.H64];[.J64];[.L64];[.N64];[.P64];[.R64])" office:value-type="percentage" office:value="0">
            <text:p>0.0000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.214285714285714">
            <text:p>21.4286%</text:p>
          </table:table-cell>
          <table:table-cell table:formula="of:=[.H65]/SUM([.F65];[.H65];[.J65];[.L65];[.N65];[.P65];[.R65])" office:value-type="percentage" office:value="0.742857142857143">
            <text:p>74.2857%</text:p>
          </table:table-cell>
          <table:table-cell table:formula="of:=[.J65]/SUM([.F65];[.H65];[.J65];[.L65];[.N65];[.P65];[.R65])" office:value-type="percentage" office:value="0.0428571428571429">
            <text:p>4.2857%</text:p>
          </table:table-cell>
          <table:table-cell table:formula="of:=[.L65]/SUM([.F65];[.H65];[.J65];[.L65];[.N65];[.P65];[.R65])" office:value-type="percentage" office:value="0">
            <text:p>0.0000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.211267605633803">
            <text:p>21.1268%</text:p>
          </table:table-cell>
          <table:table-cell table:formula="of:=[.H66]/SUM([.F66];[.H66];[.J66];[.L66];[.N66];[.P66];[.R66])" office:value-type="percentage" office:value="0.732394366197183">
            <text:p>73.2394%</text:p>
          </table:table-cell>
          <table:table-cell table:formula="of:=[.J66]/SUM([.F66];[.H66];[.J66];[.L66];[.N66];[.P66];[.R66])" office:value-type="percentage" office:value="0.0422535211267606">
            <text:p>4.2254%</text:p>
          </table:table-cell>
          <table:table-cell table:formula="of:=[.L66]/SUM([.F66];[.H66];[.J66];[.L66];[.N66];[.P66];[.R66])" office:value-type="percentage" office:value="0.0140845070422535">
            <text:p>1.4085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1 Equip B</text:p>
          </table:table-cell>
          <table:table-cell office:value-type="float" office:value="19">
            <text:p>19</text:p>
          </table:table-cell>
          <table:table-cell office:value-type="string">
            <text:p>Act 1 Junk</text:p>
          </table:table-cell>
          <table:table-cell office:value-type="float" office:value="5">
            <text:p>5</text:p>
          </table:table-cell>
          <table:table-cell office:value-type="string">
            <text:p>Act 1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.316666666666667">
            <text:p>31.6667%</text:p>
          </table:table-cell>
          <table:table-cell table:formula="of:=[.H67]/SUM([.F67];[.H67];[.J67];[.L67];[.N67];[.P67];[.R67])" office:value-type="percentage" office:value="0.233333333333333">
            <text:p>23.3333%</text:p>
          </table:table-cell>
          <table:table-cell table:formula="of:=[.J67]/SUM([.F67];[.H67];[.J67];[.L67];[.N67];[.P67];[.R67])" office:value-type="percentage" office:value="0.316666666666667">
            <text:p>31.6667%</text:p>
          </table:table-cell>
          <table:table-cell table:formula="of:=[.L67]/SUM([.F67];[.H67];[.J67];[.L67];[.N67];[.P67];[.R67])" office:value-type="percentage" office:value="0.0833333333333333">
            <text:p>8.3333%</text:p>
          </table:table-cell>
          <table:table-cell table:formula="of:=[.N67]/SUM([.F67];[.H67];[.J67];[.L67];[.N67];[.P67];[.R67])" office:value-type="percentage" office:value="0.05">
            <text:p>5.0000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1 (N) Equip B</text:p>
          </table:table-cell>
          <table:table-cell office:value-type="float" office:value="19">
            <text:p>19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.316666666666667">
            <text:p>31.6667%</text:p>
          </table:table-cell>
          <table:table-cell table:formula="of:=[.H68]/SUM([.F68];[.H68];[.J68];[.L68];[.N68];[.P68];[.R68])" office:value-type="percentage" office:value="0.233333333333333">
            <text:p>23.3333%</text:p>
          </table:table-cell>
          <table:table-cell table:formula="of:=[.J68]/SUM([.F68];[.H68];[.J68];[.L68];[.N68];[.P68];[.R68])" office:value-type="percentage" office:value="0.316666666666667">
            <text:p>31.6667%</text:p>
          </table:table-cell>
          <table:table-cell table:formula="of:=[.L68]/SUM([.F68];[.H68];[.J68];[.L68];[.N68];[.P68];[.R68])" office:value-type="percentage" office:value="0.0833333333333333">
            <text:p>8.3333%</text:p>
          </table:table-cell>
          <table:table-cell table:formula="of:=[.N68]/SUM([.F68];[.H68];[.J68];[.L68];[.N68];[.P68];[.R68])" office:value-type="percentage" office:value="0.05">
            <text:p>5.0000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1 (H) Equip B</text:p>
          </table:table-cell>
          <table:table-cell office:value-type="float" office:value="19">
            <text:p>19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.316666666666667">
            <text:p>31.6667%</text:p>
          </table:table-cell>
          <table:table-cell table:formula="of:=[.H69]/SUM([.F69];[.H69];[.J69];[.L69];[.N69];[.P69];[.R69])" office:value-type="percentage" office:value="0.233333333333333">
            <text:p>23.3333%</text:p>
          </table:table-cell>
          <table:table-cell table:formula="of:=[.J69]/SUM([.F69];[.H69];[.J69];[.L69];[.N69];[.P69];[.R69])" office:value-type="percentage" office:value="0.316666666666667">
            <text:p>31.6667%</text:p>
          </table:table-cell>
          <table:table-cell table:formula="of:=[.L69]/SUM([.F69];[.H69];[.J69];[.L69];[.N69];[.P69];[.R69])" office:value-type="percentage" office:value="0.0833333333333333">
            <text:p>8.3333%</text:p>
          </table:table-cell>
          <table:table-cell table:formula="of:=[.N69]/SUM([.F69];[.H69];[.J69];[.L69];[.N69];[.P69];[.R69])" office:value-type="percentage" office:value="0.05">
            <text:p>5.0000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333333333333333">
            <text:p>33.3333%</text:p>
          </table:table-cell>
          <table:table-cell table:formula="of:=[.J70]/SUM([.F70];[.H70];[.J70];[.L70];[.N70];[.P70];[.R70])" office:value-type="percentage" office:value="0.666666666666667">
            <text:p>66.6667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333333333333333">
            <text:p>33.3333%</text:p>
          </table:table-cell>
          <table:table-cell table:formula="of:=[.J71]/SUM([.F71];[.H71];[.J71];[.L71];[.N71];[.P71];[.R71])" office:value-type="percentage" office:value="0.666666666666667">
            <text:p>66.6667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333333333333333">
            <text:p>33.3333%</text:p>
          </table:table-cell>
          <table:table-cell table:formula="of:=[.J72]/SUM([.F72];[.H72];[.J72];[.L72];[.N72];[.P72];[.R72])" office:value-type="percentage" office:value="0.666666666666667">
            <text:p>66.6667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.316666666666667">
            <text:p>31.6667%</text:p>
          </table:table-cell>
          <table:table-cell table:formula="of:=[.H73]/SUM([.F73];[.H73];[.J73];[.L73];[.N73];[.P73];[.R73])" office:value-type="percentage" office:value="0.233333333333333">
            <text:p>23.3333%</text:p>
          </table:table-cell>
          <table:table-cell table:formula="of:=[.J73]/SUM([.F73];[.H73];[.J73];[.L73];[.N73];[.P73];[.R73])" office:value-type="percentage" office:value="0.316666666666667">
            <text:p>31.6667%</text:p>
          </table:table-cell>
          <table:table-cell table:formula="of:=[.L73]/SUM([.F73];[.H73];[.J73];[.L73];[.N73];[.P73];[.R73])" office:value-type="percentage" office:value="0.0833333333333333">
            <text:p>8.3333%</text:p>
          </table:table-cell>
          <table:table-cell table:formula="of:=[.N73]/SUM([.F73];[.H73];[.J73];[.L73];[.N73];[.P73];[.R73])" office:value-type="percentage" office:value="0.05">
            <text:p>5.0000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.316666666666667">
            <text:p>31.6667%</text:p>
          </table:table-cell>
          <table:table-cell table:formula="of:=[.H74]/SUM([.F74];[.H74];[.J74];[.L74];[.N74];[.P74];[.R74])" office:value-type="percentage" office:value="0.233333333333333">
            <text:p>23.3333%</text:p>
          </table:table-cell>
          <table:table-cell table:formula="of:=[.J74]/SUM([.F74];[.H74];[.J74];[.L74];[.N74];[.P74];[.R74])" office:value-type="percentage" office:value="0.316666666666667">
            <text:p>31.6667%</text:p>
          </table:table-cell>
          <table:table-cell table:formula="of:=[.L74]/SUM([.F74];[.H74];[.J74];[.L74];[.N74];[.P74];[.R74])" office:value-type="percentage" office:value="0.0833333333333333">
            <text:p>8.3333%</text:p>
          </table:table-cell>
          <table:table-cell table:formula="of:=[.N74]/SUM([.F74];[.H74];[.J74];[.L74];[.N74];[.P74];[.R74])" office:value-type="percentage" office:value="0.05">
            <text:p>5.0000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.316666666666667">
            <text:p>31.6667%</text:p>
          </table:table-cell>
          <table:table-cell table:formula="of:=[.H75]/SUM([.F75];[.H75];[.J75];[.L75];[.N75];[.P75];[.R75])" office:value-type="percentage" office:value="0.233333333333333">
            <text:p>23.3333%</text:p>
          </table:table-cell>
          <table:table-cell table:formula="of:=[.J75]/SUM([.F75];[.H75];[.J75];[.L75];[.N75];[.P75];[.R75])" office:value-type="percentage" office:value="0.316666666666667">
            <text:p>31.6667%</text:p>
          </table:table-cell>
          <table:table-cell table:formula="of:=[.L75]/SUM([.F75];[.H75];[.J75];[.L75];[.N75];[.P75];[.R75])" office:value-type="percentage" office:value="0.0833333333333333">
            <text:p>8.3333%</text:p>
          </table:table-cell>
          <table:table-cell table:formula="of:=[.N75]/SUM([.F75];[.H75];[.J75];[.L75];[.N75];[.P75];[.R75])" office:value-type="percentage" office:value="0.05">
            <text:p>5.0000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.25">
            <text:p>25.0000%</text:p>
          </table:table-cell>
          <table:table-cell table:formula="of:=[.H76]/SUM([.F76];[.H76];[.J76];[.L76];[.N76];[.P76];[.R76])" office:value-type="percentage" office:value="0.75">
            <text:p>75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.25">
            <text:p>25.0000%</text:p>
          </table:table-cell>
          <table:table-cell table:formula="of:=[.H77]/SUM([.F77];[.H77];[.J77];[.L77];[.N77];[.P77];[.R77])" office:value-type="percentage" office:value="0.75">
            <text:p>75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12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.25">
            <text:p>25.0000%</text:p>
          </table:table-cell>
          <table:table-cell table:formula="of:=[.H78]/SUM([.F78];[.H78];[.J78];[.L78];[.N78];[.P78];[.R78])" office:value-type="percentage" office:value="0.75">
            <text:p>75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.283582089552239">
            <text:p>28.3582%</text:p>
          </table:table-cell>
          <table:table-cell table:formula="of:=[.H79]/SUM([.F79];[.H79];[.J79];[.L79];[.N79];[.P79];[.R79])" office:value-type="percentage" office:value="0.164179104477612">
            <text:p>16.4179%</text:p>
          </table:table-cell>
          <table:table-cell table:formula="of:=[.J79]/SUM([.F79];[.H79];[.J79];[.L79];[.N79];[.P79];[.R79])" office:value-type="percentage" office:value="0.283582089552239">
            <text:p>28.3582%</text:p>
          </table:table-cell>
          <table:table-cell table:formula="of:=[.L79]/SUM([.F79];[.H79];[.J79];[.L79];[.N79];[.P79];[.R79])" office:value-type="percentage" office:value="0.223880597014925">
            <text:p>22.3881%</text:p>
          </table:table-cell>
          <table:table-cell table:formula="of:=[.N79]/SUM([.F79];[.H79];[.J79];[.L79];[.N79];[.P79];[.R79])" office:value-type="percentage" office:value="0.0447761194029851">
            <text:p>4.4776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.283582089552239">
            <text:p>28.3582%</text:p>
          </table:table-cell>
          <table:table-cell table:formula="of:=[.H80]/SUM([.F80];[.H80];[.J80];[.L80];[.N80];[.P80];[.R80])" office:value-type="percentage" office:value="0.164179104477612">
            <text:p>16.4179%</text:p>
          </table:table-cell>
          <table:table-cell table:formula="of:=[.J80]/SUM([.F80];[.H80];[.J80];[.L80];[.N80];[.P80];[.R80])" office:value-type="percentage" office:value="0.283582089552239">
            <text:p>28.3582%</text:p>
          </table:table-cell>
          <table:table-cell table:formula="of:=[.L80]/SUM([.F80];[.H80];[.J80];[.L80];[.N80];[.P80];[.R80])" office:value-type="percentage" office:value="0.223880597014925">
            <text:p>22.3881%</text:p>
          </table:table-cell>
          <table:table-cell table:formula="of:=[.N80]/SUM([.F80];[.H80];[.J80];[.L80];[.N80];[.P80];[.R80])" office:value-type="percentage" office:value="0.0447761194029851">
            <text:p>4.4776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.279411764705882">
            <text:p>27.9412%</text:p>
          </table:table-cell>
          <table:table-cell table:formula="of:=[.H81]/SUM([.F81];[.H81];[.J81];[.L81];[.N81];[.P81];[.R81])" office:value-type="percentage" office:value="0.161764705882353">
            <text:p>16.1765%</text:p>
          </table:table-cell>
          <table:table-cell table:formula="of:=[.J81]/SUM([.F81];[.H81];[.J81];[.L81];[.N81];[.P81];[.R81])" office:value-type="percentage" office:value="0.279411764705882">
            <text:p>27.9412%</text:p>
          </table:table-cell>
          <table:table-cell table:formula="of:=[.L81]/SUM([.F81];[.H81];[.J81];[.L81];[.N81];[.P81];[.R81])" office:value-type="percentage" office:value="0.220588235294118">
            <text:p>22.0588%</text:p>
          </table:table-cell>
          <table:table-cell table:formula="of:=[.N81]/SUM([.F81];[.H81];[.J81];[.L81];[.N81];[.P81];[.R81])" office:value-type="percentage" office:value="0.0441176470588235">
            <text:p>4.4118%</text:p>
          </table:table-cell>
          <table:table-cell table:formula="of:=[.P81]/SUM([.F81];[.H81];[.J81];[.L81];[.N81];[.P81];[.R81])" office:value-type="percentage" office:value="0.0147058823529412">
            <text:p>1.4706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  <table:table-row table:style-name="ro1" table:number-rows-repeated="6"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530">
            <text:p>1530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ce1" office:value-type="string">
            <text:p>DR for Equip/Bow/Melee:</text:p>
          </table:table-cell>
          <table:table-cell/>
          <table:table-cell table:style-name="ce3" table:formula="of:=[.I88]/SUM([.I88];[.J88];[.K88];[.L88];[.M88];[.N88];[.O88];[.P88];[.Q88])" office:value-type="percentage" office:value="0.0012779552715655">
            <text:p>0.1278%</text:p>
          </table:table-cell>
          <table:table-cell table:style-name="ce3" table:formula="of:=[.J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K88]/SUM([.I88];[.J88];[.K88];[.L88];[.M88];[.N88];[.O88];[.P88];[.Q88])" office:value-type="percentage" office:value="0.00383386581469649">
            <text:p>0.3834%</text:p>
          </table:table-cell>
          <table:table-cell table:style-name="ce3" table:formula="of:=[.L88]/SUM([.I88];[.J88];[.K88];[.L88];[.M88];[.N88];[.O88];[.P88];[.Q88])" office:value-type="percentage" office:value="0.00191693290734824">
            <text:p>0.1917%</text:p>
          </table:table-cell>
          <table:table-cell table:style-name="ce3" table:formula="of:=[.M88]/SUM([.I88];[.J88];[.K88];[.L88];[.M88];[.N88];[.O88];[.P88];[.Q88])" office:value-type="percentage" office:value="0.00894568690095847">
            <text:p>0.8946%</text:p>
          </table:table-cell>
          <table:table-cell table:style-name="ce3" table:formula="of:=[.N88]/SUM([.I88];[.J88];[.K88];[.L88];[.M88];[.N88];[.O88];[.P88];[.Q88])" office:value-type="percentage" office:value="0.00447284345047923">
            <text:p>0.4473%</text:p>
          </table:table-cell>
          <table:table-cell table:style-name="ce3" table:formula="of:=[.O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P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Q88]/SUM([.I88];[.J88];[.K88];[.L88];[.M88];[.N88];[.O88];[.P88];[.Q88])" office:value-type="percentage" office:value="0.977635782747604">
            <text:p>97.7636%</text:p>
          </table:table-cell>
          <table:table-cell table:number-columns-repeated="2"/>
          <table:table-cell table:style-name="Default" table:number-columns-repeated="7"/>
        </table:table-row>
      </table:table>
      <table:table table:name="New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ce3"/>
        <table:table-column table:style-name="co17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0">
            <text:p>1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">
            <text:p>0.0000%</text:p>
          </table:table-cell>
          <table:table-cell table:formula="of:=[.H2]/SUM([.F2];[.H2];[.J2];[.L2];[.N2];[.P2];[.R2])" office:value-type="percentage" office:value="0">
            <text:p>0.0000%</text:p>
          </table:table-cell>
          <table:table-cell table:formula="of:=[.J2]/SUM([.F2];[.H2];[.J2];[.L2];[.N2];[.P2];[.R2])" office:value-type="percentage" office:value="0">
            <text:p>0.0000%</text:p>
          </table:table-cell>
          <table:table-cell table:formula="of:=[.L2]/SUM([.F2];[.H2];[.J2];[.L2];[.N2];[.P2];[.R2])" office:value-type="percentage" office:value="0.714285714285714">
            <text:p>71.4286%</text:p>
          </table:table-cell>
          <table:table-cell table:formula="of:=[.N2]/SUM([.F2];[.H2];[.J2];[.L2];[.N2];[.P2];[.R2])" office:value-type="percentage" office:value="0.285714285714286">
            <text:p>28.5714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">
            <text:p>0.0000%</text:p>
          </table:table-cell>
          <table:table-cell table:formula="of:=[.H3]/SUM([.F3];[.H3];[.J3];[.L3];[.N3];[.P3];[.R3])" office:value-type="percentage" office:value="0">
            <text:p>0.0000%</text:p>
          </table:table-cell>
          <table:table-cell table:formula="of:=[.J3]/SUM([.F3];[.H3];[.J3];[.L3];[.N3];[.P3];[.R3])" office:value-type="percentage" office:value="0">
            <text:p>0.0000%</text:p>
          </table:table-cell>
          <table:table-cell table:formula="of:=[.L3]/SUM([.F3];[.H3];[.J3];[.L3];[.N3];[.P3];[.R3])" office:value-type="percentage" office:value="0">
            <text:p>0.0000%</text:p>
          </table:table-cell>
          <table:table-cell table:formula="of:=[.N3]/SUM([.F3];[.H3];[.J3];[.L3];[.N3];[.P3];[.R3])" office:value-type="percentage" office:value="0.789473684210526">
            <text:p>78.9474%</text:p>
          </table:table-cell>
          <table:table-cell table:formula="of:=[.P3]/SUM([.F3];[.H3];[.J3];[.L3];[.N3];[.P3];[.R3])" office:value-type="percentage" office:value="0.210526315789474">
            <text:p>21.0526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">
            <text:p>0.0000%</text:p>
          </table:table-cell>
          <table:table-cell table:formula="of:=[.H4]/SUM([.F4];[.H4];[.J4];[.L4];[.N4];[.P4];[.R4])" office:value-type="percentage" office:value="0">
            <text:p>0.0000%</text:p>
          </table:table-cell>
          <table:table-cell table:formula="of:=[.J4]/SUM([.F4];[.H4];[.J4];[.L4];[.N4];[.P4];[.R4])" office:value-type="percentage" office:value="0.8">
            <text:p>80.0000%</text:p>
          </table:table-cell>
          <table:table-cell table:formula="of:=[.L4]/SUM([.F4];[.H4];[.J4];[.L4];[.N4];[.P4];[.R4])" office:value-type="percentage" office:value="0">
            <text:p>0.0000%</text:p>
          </table:table-cell>
          <table:table-cell table:formula="of:=[.N4]/SUM([.F4];[.H4];[.J4];[.L4];[.N4];[.P4];[.R4])" office:value-type="percentage" office:value="0.2">
            <text:p>20.0000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7">
            <text:p>7</text:p>
          </table:table-cell>
          <table:table-cell/>
          <table:table-cell/>
          <table:table-cell/>
          <table:table-cell table:formula="of:=[.F5]/SUM([.F5];[.H5];[.J5];[.L5];[.N5];[.P5];[.R5])" office:value-type="percentage" office:value="0">
            <text:p>0.0000%</text:p>
          </table:table-cell>
          <table:table-cell table:formula="of:=[.H5]/SUM([.F5];[.H5];[.J5];[.L5];[.N5];[.P5];[.R5])" office:value-type="percentage" office:value="0">
            <text:p>0.0000%</text:p>
          </table:table-cell>
          <table:table-cell table:formula="of:=[.J5]/SUM([.F5];[.H5];[.J5];[.L5];[.N5];[.P5];[.R5])" office:value-type="percentage" office:value="0.576923076923077">
            <text:p>57.6923%</text:p>
          </table:table-cell>
          <table:table-cell table:formula="of:=[.L5]/SUM([.F5];[.H5];[.J5];[.L5];[.N5];[.P5];[.R5])" office:value-type="percentage" office:value="0">
            <text:p>0.0000%</text:p>
          </table:table-cell>
          <table:table-cell table:formula="of:=[.N5]/SUM([.F5];[.H5];[.J5];[.L5];[.N5];[.P5];[.R5])" office:value-type="percentage" office:value="0.153846153846154">
            <text:p>15.3846%</text:p>
          </table:table-cell>
          <table:table-cell table:formula="of:=[.P5]/SUM([.F5];[.H5];[.J5];[.L5];[.N5];[.P5];[.R5])" office:value-type="percentage" office:value="0.269230769230769">
            <text:p>26.9231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3">
            <text:p>13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Bow Y</text:p>
          </table:table-cell>
          <table:table-cell office:value-type="float" office:value="6">
            <text:p>6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">
            <text:p>0.0000%</text:p>
          </table:table-cell>
          <table:table-cell table:formula="of:=[.H6]/SUM([.F6];[.H6];[.J6];[.L6];[.N6];[.P6];[.R6])" office:value-type="percentage" office:value="0">
            <text:p>0.0000%</text:p>
          </table:table-cell>
          <table:table-cell table:formula="of:=[.J6]/SUM([.F6];[.H6];[.J6];[.L6];[.N6];[.P6];[.R6])" office:value-type="percentage" office:value="0.5">
            <text:p>50.0000%</text:p>
          </table:table-cell>
          <table:table-cell table:formula="of:=[.L6]/SUM([.F6];[.H6];[.J6];[.L6];[.N6];[.P6];[.R6])" office:value-type="percentage" office:value="0">
            <text:p>0.0000%</text:p>
          </table:table-cell>
          <table:table-cell table:formula="of:=[.N6]/SUM([.F6];[.H6];[.J6];[.L6];[.N6];[.P6];[.R6])" office:value-type="percentage" office:value="0.153846153846154">
            <text:p>15.3846%</text:p>
          </table:table-cell>
          <table:table-cell table:formula="of:=[.P6]/SUM([.F6];[.H6];[.J6];[.L6];[.N6];[.P6];[.R6])" office:value-type="percentage" office:value="0.230769230769231">
            <text:p>23.0769%</text:p>
          </table:table-cell>
          <table:table-cell table:formula="of:=[.R6]/SUM([.F6];[.H6];[.J6];[.L6];[.N6];[.P6];[.R6])" office:value-type="percentage" office:value="0.115384615384615">
            <text:p>11.5385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8">
            <text:p>8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">
            <text:p>0.0000%</text:p>
          </table:table-cell>
          <table:table-cell table:formula="of:=[.H7]/SUM([.F7];[.H7];[.J7];[.L7];[.N7];[.P7];[.R7])" office:value-type="percentage" office:value="0.242424242424242">
            <text:p>24.2424%</text:p>
          </table:table-cell>
          <table:table-cell table:formula="of:=[.J7]/SUM([.F7];[.H7];[.J7];[.L7];[.N7];[.P7];[.R7])" office:value-type="percentage" office:value="0.757575757575758">
            <text:p>75.7576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37">
            <text:p>37</text:p>
          </table:table-cell>
          <table:table-cell office:value-type="string">
            <text:p>Act X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">
            <text:p>0.0000%</text:p>
          </table:table-cell>
          <table:table-cell table:formula="of:=[.J8]/SUM([.F8];[.H8];[.J8];[.L8];[.N8];[.P8];[.R8])" office:value-type="percentage" office:value="0.86046511627907">
            <text:p>86.0465%</text:p>
          </table:table-cell>
          <table:table-cell table:formula="of:=[.L8]/SUM([.F8];[.H8];[.J8];[.L8];[.N8];[.P8];[.R8])" office:value-type="percentage" office:value="0.13953488372093">
            <text:p>13.9535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878787878787879">
            <text:p>87.8788%</text:p>
          </table:table-cell>
          <table:table-cell table:formula="of:=[.J9]/SUM([.F9];[.H9];[.J9];[.L9];[.N9];[.P9];[.R9])" office:value-type="percentage" office:value="0.121212121212121">
            <text:p>12.1212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0]/SUM([.F10];[.H10];[.J10];[.L10];[.N10];[.P10];[.R10])" office:value-type="percentage" office:value="0">
            <text:p>0.0000%</text:p>
          </table:table-cell>
          <table:table-cell table:formula="of:=[.H10]/SUM([.F10];[.H10];[.J10];[.L10];[.N10];[.P10];[.R10])" office:value-type="percentage" office:value="0">
            <text:p>0.0000%</text:p>
          </table:table-cell>
          <table:table-cell table:formula="of:=[.J10]/SUM([.F10];[.H10];[.J10];[.L10];[.N10];[.P10];[.R10])" office:value-type="percentage" office:value="0">
            <text:p>0.0000%</text:p>
          </table:table-cell>
          <table:table-cell table:formula="of:=[.L10]/SUM([.F10];[.H10];[.J10];[.L10];[.N10];[.P10];[.R10])" office:value-type="percentage" office:value="1">
            <text:p>100.0000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/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11]/SUM([.F11];[.H11];[.J11];[.L11];[.N11];[.P11];[.R11])" office:value-type="percentage" office:value="0">
            <text:p>0.0000%</text:p>
          </table:table-cell>
          <table:table-cell table:formula="of:=[.H11]/SUM([.F11];[.H11];[.J11];[.L11];[.N11];[.P11];[.R11])" office:value-type="percentage" office:value="0.461538461538462">
            <text:p>46.1538%</text:p>
          </table:table-cell>
          <table:table-cell table:formula="of:=[.J11]/SUM([.F11];[.H11];[.J11];[.L11];[.N11];[.P11];[.R11])" office:value-type="percentage" office:value="0.230769230769231">
            <text:p>23.0769%</text:p>
          </table:table-cell>
          <table:table-cell table:formula="of:=[.L11]/SUM([.F11];[.H11];[.J11];[.L11];[.N11];[.P11];[.R11])" office:value-type="percentage" office:value="0.0769230769230769">
            <text:p>7.6923%</text:p>
          </table:table-cell>
          <table:table-cell table:formula="of:=[.N11]/SUM([.F11];[.H11];[.J11];[.L11];[.N11];[.P11];[.R11])" office:value-type="percentage" office:value="0.230769230769231">
            <text:p>23.0769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2]/SUM([.F12];[.H12];[.J12];[.L12];[.N12];[.P12];[.R12])" office:value-type="percentage" office:value="0">
            <text:p>0.0000%</text:p>
          </table:table-cell>
          <table:table-cell table:formula="of:=[.H12]/SUM([.F12];[.H12];[.J12];[.L12];[.N12];[.P12];[.R12])" office:value-type="percentage" office:value="0">
            <text:p>0.0000%</text:p>
          </table:table-cell>
          <table:table-cell table:formula="of:=[.J12]/SUM([.F12];[.H12];[.J12];[.L12];[.N12];[.P12];[.R12])" office:value-type="percentage" office:value="0.730769230769231">
            <text:p>73.0769%</text:p>
          </table:table-cell>
          <table:table-cell table:formula="of:=[.L12]/SUM([.F12];[.H12];[.J12];[.L12];[.N12];[.P12];[.R12])" office:value-type="percentage" office:value="0">
            <text:p>0.0000%</text:p>
          </table:table-cell>
          <table:table-cell table:formula="of:=[.N12]/SUM([.F12];[.H12];[.J12];[.L12];[.N12];[.P12];[.R12])" office:value-type="percentage" office:value="0.230769230769231">
            <text:p>23.0769%</text:p>
          </table:table-cell>
          <table:table-cell table:formula="of:=[.P12]/SUM([.F12];[.H12];[.J12];[.L12];[.N12];[.P12];[.R12])" office:value-type="percentage" office:value="0.0384615384615385">
            <text:p>3.8462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3]/SUM([.F13];[.H13];[.J13];[.L13];[.N13];[.P13];[.R13])" office:value-type="percentage" office:value="0">
            <text:p>0.0000%</text:p>
          </table:table-cell>
          <table:table-cell table:formula="of:=[.H13]/SUM([.F13];[.H13];[.J13];[.L13];[.N13];[.P13];[.R13])" office:value-type="percentage" office:value="0">
            <text:p>0.0000%</text:p>
          </table:table-cell>
          <table:table-cell table:formula="of:=[.J13]/SUM([.F13];[.H13];[.J13];[.L13];[.N13];[.P13];[.R13])" office:value-type="percentage" office:value="0.730769230769231">
            <text:p>73.0769%</text:p>
          </table:table-cell>
          <table:table-cell table:formula="of:=[.L13]/SUM([.F13];[.H13];[.J13];[.L13];[.N13];[.P13];[.R13])" office:value-type="percentage" office:value="0">
            <text:p>0.0000%</text:p>
          </table:table-cell>
          <table:table-cell table:formula="of:=[.N13]/SUM([.F13];[.H13];[.J13];[.L13];[.N13];[.P13];[.R13])" office:value-type="percentage" office:value="0.230769230769231">
            <text:p>23.0769%</text:p>
          </table:table-cell>
          <table:table-cell table:formula="of:=[.P13]/SUM([.F13];[.H13];[.J13];[.L13];[.N13];[.P13];[.R13])" office:value-type="percentage" office:value="0.0384615384615385">
            <text:p>3.8462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">
            <text:p>0.0000%</text:p>
          </table:table-cell>
          <table:table-cell table:formula="of:=[.H14]/SUM([.F14];[.H14];[.J14];[.L14];[.N14];[.P14];[.R14])" office:value-type="percentage" office:value="0">
            <text:p>0.0000%</text:p>
          </table:table-cell>
          <table:table-cell table:formula="of:=[.J14]/SUM([.F14];[.H14];[.J14];[.L14];[.N14];[.P14];[.R14])" office:value-type="percentage" office:value="0.730769230769231">
            <text:p>73.0769%</text:p>
          </table:table-cell>
          <table:table-cell table:formula="of:=[.L14]/SUM([.F14];[.H14];[.J14];[.L14];[.N14];[.P14];[.R14])" office:value-type="percentage" office:value="0">
            <text:p>0.0000%</text:p>
          </table:table-cell>
          <table:table-cell table:formula="of:=[.N14]/SUM([.F14];[.H14];[.J14];[.L14];[.N14];[.P14];[.R14])" office:value-type="percentage" office:value="0.230769230769231">
            <text:p>23.0769%</text:p>
          </table:table-cell>
          <table:table-cell table:formula="of:=[.P14]/SUM([.F14];[.H14];[.J14];[.L14];[.N14];[.P14];[.R14])" office:value-type="percentage" office:value="0.0384615384615385">
            <text:p>3.8462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">
            <text:p>0.0000%</text:p>
          </table:table-cell>
          <table:table-cell table:formula="of:=[.H15]/SUM([.F15];[.H15];[.J15];[.L15];[.N15];[.P15];[.R15])" office:value-type="percentage" office:value="0.730769230769231">
            <text:p>73.0769%</text:p>
          </table:table-cell>
          <table:table-cell table:formula="of:=[.J15]/SUM([.F15];[.H15];[.J15];[.L15];[.N15];[.P15];[.R15])" office:value-type="percentage" office:value="0.230769230769231">
            <text:p>23.0769%</text:p>
          </table:table-cell>
          <table:table-cell table:formula="of:=[.L15]/SUM([.F15];[.H15];[.J15];[.L15];[.N15];[.P15];[.R15])" office:value-type="percentage" office:value="0.0384615384615385">
            <text:p>3.8462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">
            <text:p>0.0000%</text:p>
          </table:table-cell>
          <table:table-cell table:formula="of:=[.H16]/SUM([.F16];[.H16];[.J16];[.L16];[.N16];[.P16];[.R16])" office:value-type="percentage" office:value="0.730769230769231">
            <text:p>73.0769%</text:p>
          </table:table-cell>
          <table:table-cell table:formula="of:=[.J16]/SUM([.F16];[.H16];[.J16];[.L16];[.N16];[.P16];[.R16])" office:value-type="percentage" office:value="0.230769230769231">
            <text:p>23.0769%</text:p>
          </table:table-cell>
          <table:table-cell table:formula="of:=[.L16]/SUM([.F16];[.H16];[.J16];[.L16];[.N16];[.P16];[.R16])" office:value-type="percentage" office:value="0.0384615384615385">
            <text:p>3.8462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">
            <text:p>0.0000%</text:p>
          </table:table-cell>
          <table:table-cell table:formula="of:=[.H17]/SUM([.F17];[.H17];[.J17];[.L17];[.N17];[.P17];[.R17])" office:value-type="percentage" office:value="0.730769230769231">
            <text:p>73.0769%</text:p>
          </table:table-cell>
          <table:table-cell table:formula="of:=[.J17]/SUM([.F17];[.H17];[.J17];[.L17];[.N17];[.P17];[.R17])" office:value-type="percentage" office:value="0.230769230769231">
            <text:p>23.0769%</text:p>
          </table:table-cell>
          <table:table-cell table:formula="of:=[.L17]/SUM([.F17];[.H17];[.J17];[.L17];[.N17];[.P17];[.R17])" office:value-type="percentage" office:value="0.0384615384615385">
            <text:p>3.8462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8]/SUM([.F18];[.H18];[.J18];[.L18];[.N18];[.P18];[.R18])" office:value-type="percentage" office:value="0">
            <text:p>0.0000%</text:p>
          </table:table-cell>
          <table:table-cell table:formula="of:=[.H18]/SUM([.F18];[.H18];[.J18];[.L18];[.N18];[.P18];[.R18])" office:value-type="percentage" office:value="0">
            <text:p>0.0000%</text:p>
          </table:table-cell>
          <table:table-cell table:formula="of:=[.J18]/SUM([.F18];[.H18];[.J18];[.L18];[.N18];[.P18];[.R18])" office:value-type="percentage" office:value="0.730769230769231">
            <text:p>73.0769%</text:p>
          </table:table-cell>
          <table:table-cell table:formula="of:=[.L18]/SUM([.F18];[.H18];[.J18];[.L18];[.N18];[.P18];[.R18])" office:value-type="percentage" office:value="0">
            <text:p>0.0000%</text:p>
          </table:table-cell>
          <table:table-cell table:formula="of:=[.N18]/SUM([.F18];[.H18];[.J18];[.L18];[.N18];[.P18];[.R18])" office:value-type="percentage" office:value="0.230769230769231">
            <text:p>23.0769%</text:p>
          </table:table-cell>
          <table:table-cell table:formula="of:=[.P18]/SUM([.F18];[.H18];[.J18];[.L18];[.N18];[.P18];[.R18])" office:value-type="percentage" office:value="0.0384615384615385">
            <text:p>3.8462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9]/SUM([.F19];[.H19];[.J19];[.L19];[.N19];[.P19];[.R19])" office:value-type="percentage" office:value="0">
            <text:p>0.0000%</text:p>
          </table:table-cell>
          <table:table-cell table:formula="of:=[.H19]/SUM([.F19];[.H19];[.J19];[.L19];[.N19];[.P19];[.R19])" office:value-type="percentage" office:value="0">
            <text:p>0.0000%</text:p>
          </table:table-cell>
          <table:table-cell table:formula="of:=[.J19]/SUM([.F19];[.H19];[.J19];[.L19];[.N19];[.P19];[.R19])" office:value-type="percentage" office:value="0.730769230769231">
            <text:p>73.0769%</text:p>
          </table:table-cell>
          <table:table-cell table:formula="of:=[.L19]/SUM([.F19];[.H19];[.J19];[.L19];[.N19];[.P19];[.R19])" office:value-type="percentage" office:value="0">
            <text:p>0.0000%</text:p>
          </table:table-cell>
          <table:table-cell table:formula="of:=[.N19]/SUM([.F19];[.H19];[.J19];[.L19];[.N19];[.P19];[.R19])" office:value-type="percentage" office:value="0.230769230769231">
            <text:p>23.0769%</text:p>
          </table:table-cell>
          <table:table-cell table:formula="of:=[.P19]/SUM([.F19];[.H19];[.J19];[.L19];[.N19];[.P19];[.R19])" office:value-type="percentage" office:value="0.0384615384615385">
            <text:p>3.8462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">
            <text:p>0.0000%</text:p>
          </table:table-cell>
          <table:table-cell table:formula="of:=[.H20]/SUM([.F20];[.H20];[.J20];[.L20];[.N20];[.P20];[.R20])" office:value-type="percentage" office:value="0">
            <text:p>0.0000%</text:p>
          </table:table-cell>
          <table:table-cell table:formula="of:=[.J20]/SUM([.F20];[.H20];[.J20];[.L20];[.N20];[.P20];[.R20])" office:value-type="percentage" office:value="0.730769230769231">
            <text:p>73.0769%</text:p>
          </table:table-cell>
          <table:table-cell table:formula="of:=[.L20]/SUM([.F20];[.H20];[.J20];[.L20];[.N20];[.P20];[.R20])" office:value-type="percentage" office:value="0">
            <text:p>0.0000%</text:p>
          </table:table-cell>
          <table:table-cell table:formula="of:=[.N20]/SUM([.F20];[.H20];[.J20];[.L20];[.N20];[.P20];[.R20])" office:value-type="percentage" office:value="0.230769230769231">
            <text:p>23.0769%</text:p>
          </table:table-cell>
          <table:table-cell table:formula="of:=[.P20]/SUM([.F20];[.H20];[.J20];[.L20];[.N20];[.P20];[.R20])" office:value-type="percentage" office:value="0.0384615384615385">
            <text:p>3.8462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">
            <text:p>0.0000%</text:p>
          </table:table-cell>
          <table:table-cell table:formula="of:=[.H21]/SUM([.F21];[.H21];[.J21];[.L21];[.N21];[.P21];[.R21])" office:value-type="percentage" office:value="0.730769230769231">
            <text:p>73.0769%</text:p>
          </table:table-cell>
          <table:table-cell table:formula="of:=[.J21]/SUM([.F21];[.H21];[.J21];[.L21];[.N21];[.P21];[.R21])" office:value-type="percentage" office:value="0.230769230769231">
            <text:p>23.0769%</text:p>
          </table:table-cell>
          <table:table-cell table:formula="of:=[.L21]/SUM([.F21];[.H21];[.J21];[.L21];[.N21];[.P21];[.R21])" office:value-type="percentage" office:value="0.0384615384615385">
            <text:p>3.8462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">
            <text:p>0.0000%</text:p>
          </table:table-cell>
          <table:table-cell table:formula="of:=[.H22]/SUM([.F22];[.H22];[.J22];[.L22];[.N22];[.P22];[.R22])" office:value-type="percentage" office:value="0.730769230769231">
            <text:p>73.0769%</text:p>
          </table:table-cell>
          <table:table-cell table:formula="of:=[.J22]/SUM([.F22];[.H22];[.J22];[.L22];[.N22];[.P22];[.R22])" office:value-type="percentage" office:value="0.230769230769231">
            <text:p>23.0769%</text:p>
          </table:table-cell>
          <table:table-cell table:formula="of:=[.L22]/SUM([.F22];[.H22];[.J22];[.L22];[.N22];[.P22];[.R22])" office:value-type="percentage" office:value="0.0384615384615385">
            <text:p>3.8462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">
            <text:p>0.0000%</text:p>
          </table:table-cell>
          <table:table-cell table:formula="of:=[.H23]/SUM([.F23];[.H23];[.J23];[.L23];[.N23];[.P23];[.R23])" office:value-type="percentage" office:value="0.730769230769231">
            <text:p>73.0769%</text:p>
          </table:table-cell>
          <table:table-cell table:formula="of:=[.J23]/SUM([.F23];[.H23];[.J23];[.L23];[.N23];[.P23];[.R23])" office:value-type="percentage" office:value="0.230769230769231">
            <text:p>23.0769%</text:p>
          </table:table-cell>
          <table:table-cell table:formula="of:=[.L23]/SUM([.F23];[.H23];[.J23];[.L23];[.N23];[.P23];[.R23])" office:value-type="percentage" office:value="0.0384615384615385">
            <text:p>3.8462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">
            <text:p>0.0000%</text:p>
          </table:table-cell>
          <table:table-cell table:formula="of:=[.H24]/SUM([.F24];[.H24];[.J24];[.L24];[.N24];[.P24];[.R24])" office:value-type="percentage" office:value="0">
            <text:p>0.0000%</text:p>
          </table:table-cell>
          <table:table-cell table:formula="of:=[.J24]/SUM([.F24];[.H24];[.J24];[.L24];[.N24];[.P24];[.R24])" office:value-type="percentage" office:value="0.76">
            <text:p>76.0000%</text:p>
          </table:table-cell>
          <table:table-cell table:formula="of:=[.L24]/SUM([.F24];[.H24];[.J24];[.L24];[.N24];[.P24];[.R24])" office:value-type="percentage" office:value="0">
            <text:p>0.0000%</text:p>
          </table:table-cell>
          <table:table-cell table:formula="of:=[.N24]/SUM([.F24];[.H24];[.J24];[.L24];[.N24];[.P24];[.R24])" office:value-type="percentage" office:value="0.24">
            <text:p>24.0000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">
            <text:p>0.0000%</text:p>
          </table:table-cell>
          <table:table-cell table:formula="of:=[.H25]/SUM([.F25];[.H25];[.J25];[.L25];[.N25];[.P25];[.R25])" office:value-type="percentage" office:value="0">
            <text:p>0.0000%</text:p>
          </table:table-cell>
          <table:table-cell table:formula="of:=[.J25]/SUM([.F25];[.H25];[.J25];[.L25];[.N25];[.P25];[.R25])" office:value-type="percentage" office:value="0.76">
            <text:p>76.0000%</text:p>
          </table:table-cell>
          <table:table-cell table:formula="of:=[.L25]/SUM([.F25];[.H25];[.J25];[.L25];[.N25];[.P25];[.R25])" office:value-type="percentage" office:value="0">
            <text:p>0.0000%</text:p>
          </table:table-cell>
          <table:table-cell table:formula="of:=[.N25]/SUM([.F25];[.H25];[.J25];[.L25];[.N25];[.P25];[.R25])" office:value-type="percentage" office:value="0.24">
            <text:p>24.0000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">
            <text:p>0.0000%</text:p>
          </table:table-cell>
          <table:table-cell table:formula="of:=[.H26]/SUM([.F26];[.H26];[.J26];[.L26];[.N26];[.P26];[.R26])" office:value-type="percentage" office:value="0">
            <text:p>0.0000%</text:p>
          </table:table-cell>
          <table:table-cell table:formula="of:=[.J26]/SUM([.F26];[.H26];[.J26];[.L26];[.N26];[.P26];[.R26])" office:value-type="percentage" office:value="0.76">
            <text:p>76.0000%</text:p>
          </table:table-cell>
          <table:table-cell table:formula="of:=[.L26]/SUM([.F26];[.H26];[.J26];[.L26];[.N26];[.P26];[.R26])" office:value-type="percentage" office:value="0">
            <text:p>0.0000%</text:p>
          </table:table-cell>
          <table:table-cell table:formula="of:=[.N26]/SUM([.F26];[.H26];[.J26];[.L26];[.N26];[.P26];[.R26])" office:value-type="percentage" office:value="0.24">
            <text:p>24.0000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">
            <text:p>0.0000%</text:p>
          </table:table-cell>
          <table:table-cell table:formula="of:=[.H27]/SUM([.F27];[.H27];[.J27];[.L27];[.N27];[.P27];[.R27])" office:value-type="percentage" office:value="0.05">
            <text:p>5.0000%</text:p>
          </table:table-cell>
          <table:table-cell table:formula="of:=[.J27]/SUM([.F27];[.H27];[.J27];[.L27];[.N27];[.P27];[.R27])" office:value-type="percentage" office:value="0.95">
            <text:p>95.0000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">
            <text:p>0.0000%</text:p>
          </table:table-cell>
          <table:table-cell table:formula="of:=[.H28]/SUM([.F28];[.H28];[.J28];[.L28];[.N28];[.P28];[.R28])" office:value-type="percentage" office:value="0.05">
            <text:p>5.0000%</text:p>
          </table:table-cell>
          <table:table-cell table:formula="of:=[.J28]/SUM([.F28];[.H28];[.J28];[.L28];[.N28];[.P28];[.R28])" office:value-type="percentage" office:value="0.416666666666667">
            <text:p>41.6667%</text:p>
          </table:table-cell>
          <table:table-cell table:formula="of:=[.L28]/SUM([.F28];[.H28];[.J28];[.L28];[.N28];[.P28];[.R28])" office:value-type="percentage" office:value="0.533333333333333">
            <text:p>53.3333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">
            <text:p>0.0000%</text:p>
          </table:table-cell>
          <table:table-cell table:formula="of:=[.H29]/SUM([.F29];[.H29];[.J29];[.L29];[.N29];[.P29];[.R29])" office:value-type="percentage" office:value="0.05">
            <text:p>5.0000%</text:p>
          </table:table-cell>
          <table:table-cell table:formula="of:=[.J29]/SUM([.F29];[.H29];[.J29];[.L29];[.N29];[.P29];[.R29])" office:value-type="percentage" office:value="0.116666666666667">
            <text:p>11.6667%</text:p>
          </table:table-cell>
          <table:table-cell table:formula="of:=[.L29]/SUM([.F29];[.H29];[.J29];[.L29];[.N29];[.P29];[.R29])" office:value-type="percentage" office:value="0.3">
            <text:p>30.0000%</text:p>
          </table:table-cell>
          <table:table-cell table:formula="of:=[.N29]/SUM([.F29];[.H29];[.J29];[.L29];[.N29];[.P29];[.R29])" office:value-type="percentage" office:value="0.533333333333333">
            <text:p>53.3333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0]/SUM([.F30];[.H30];[.J30];[.L30];[.N30];[.P30];[.R30])" office:value-type="percentage" office:value="0">
            <text:p>0.0000%</text:p>
          </table:table-cell>
          <table:table-cell table:formula="of:=[.H30]/SUM([.F30];[.H30];[.J30];[.L30];[.N30];[.P30];[.R30])" office:value-type="percentage" office:value="0">
            <text:p>0.0000%</text:p>
          </table:table-cell>
          <table:table-cell table:formula="of:=[.J30]/SUM([.F30];[.H30];[.J30];[.L30];[.N30];[.P30];[.R30])" office:value-type="percentage" office:value="0.866666666666667">
            <text:p>86.6667%</text:p>
          </table:table-cell>
          <table:table-cell table:formula="of:=[.L30]/SUM([.F30];[.H30];[.J30];[.L30];[.N30];[.P30];[.R30])" office:value-type="percentage" office:value="0">
            <text:p>0.0000%</text:p>
          </table:table-cell>
          <table:table-cell table:formula="of:=[.N30]/SUM([.F30];[.H30];[.J30];[.L30];[.N30];[.P30];[.R30])" office:value-type="percentage" office:value="0.1">
            <text:p>10.0000%</text:p>
          </table:table-cell>
          <table:table-cell table:formula="of:=[.P30]/SUM([.F30];[.H30];[.J30];[.L30];[.N30];[.P30];[.R30])" office:value-type="percentage" office:value="0.0333333333333333">
            <text:p>3.3333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1]/SUM([.F31];[.H31];[.J31];[.L31];[.N31];[.P31];[.R31])" office:value-type="percentage" office:value="0">
            <text:p>0.0000%</text:p>
          </table:table-cell>
          <table:table-cell table:formula="of:=[.H31]/SUM([.F31];[.H31];[.J31];[.L31];[.N31];[.P31];[.R31])" office:value-type="percentage" office:value="0">
            <text:p>0.0000%</text:p>
          </table:table-cell>
          <table:table-cell table:formula="of:=[.J31]/SUM([.F31];[.H31];[.J31];[.L31];[.N31];[.P31];[.R31])" office:value-type="percentage" office:value="0.866666666666667">
            <text:p>86.6667%</text:p>
          </table:table-cell>
          <table:table-cell table:formula="of:=[.L31]/SUM([.F31];[.H31];[.J31];[.L31];[.N31];[.P31];[.R31])" office:value-type="percentage" office:value="0">
            <text:p>0.0000%</text:p>
          </table:table-cell>
          <table:table-cell table:formula="of:=[.N31]/SUM([.F31];[.H31];[.J31];[.L31];[.N31];[.P31];[.R31])" office:value-type="percentage" office:value="0.1">
            <text:p>10.0000%</text:p>
          </table:table-cell>
          <table:table-cell table:formula="of:=[.P31]/SUM([.F31];[.H31];[.J31];[.L31];[.N31];[.P31];[.R31])" office:value-type="percentage" office:value="0.0333333333333333">
            <text:p>3.3333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">
            <text:p>0.0000%</text:p>
          </table:table-cell>
          <table:table-cell table:formula="of:=[.H32]/SUM([.F32];[.H32];[.J32];[.L32];[.N32];[.P32];[.R32])" office:value-type="percentage" office:value="0">
            <text:p>0.0000%</text:p>
          </table:table-cell>
          <table:table-cell table:formula="of:=[.J32]/SUM([.F32];[.H32];[.J32];[.L32];[.N32];[.P32];[.R32])" office:value-type="percentage" office:value="0.866666666666667">
            <text:p>86.6667%</text:p>
          </table:table-cell>
          <table:table-cell table:formula="of:=[.L32]/SUM([.F32];[.H32];[.J32];[.L32];[.N32];[.P32];[.R32])" office:value-type="percentage" office:value="0">
            <text:p>0.0000%</text:p>
          </table:table-cell>
          <table:table-cell table:formula="of:=[.N32]/SUM([.F32];[.H32];[.J32];[.L32];[.N32];[.P32];[.R32])" office:value-type="percentage" office:value="0.1">
            <text:p>10.0000%</text:p>
          </table:table-cell>
          <table:table-cell table:formula="of:=[.P32]/SUM([.F32];[.H32];[.J32];[.L32];[.N32];[.P32];[.R32])" office:value-type="percentage" office:value="0.0333333333333333">
            <text:p>3.3333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">
            <text:p>0.0000%</text:p>
          </table:table-cell>
          <table:table-cell table:formula="of:=[.H33]/SUM([.F33];[.H33];[.J33];[.L33];[.N33];[.P33];[.R33])" office:value-type="percentage" office:value="0.912280701754386">
            <text:p>91.2281%</text:p>
          </table:table-cell>
          <table:table-cell table:formula="of:=[.J33]/SUM([.F33];[.H33];[.J33];[.L33];[.N33];[.P33];[.R33])" office:value-type="percentage" office:value="0.0526315789473684">
            <text:p>5.2632%</text:p>
          </table:table-cell>
          <table:table-cell table:formula="of:=[.L33]/SUM([.F33];[.H33];[.J33];[.L33];[.N33];[.P33];[.R33])" office:value-type="percentage" office:value="0.0350877192982456">
            <text:p>3.5088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">
            <text:p>0.0000%</text:p>
          </table:table-cell>
          <table:table-cell table:formula="of:=[.H34]/SUM([.F34];[.H34];[.J34];[.L34];[.N34];[.P34];[.R34])" office:value-type="percentage" office:value="0.912280701754386">
            <text:p>91.2281%</text:p>
          </table:table-cell>
          <table:table-cell table:formula="of:=[.J34]/SUM([.F34];[.H34];[.J34];[.L34];[.N34];[.P34];[.R34])" office:value-type="percentage" office:value="0.0526315789473684">
            <text:p>5.2632%</text:p>
          </table:table-cell>
          <table:table-cell table:formula="of:=[.L34]/SUM([.F34];[.H34];[.J34];[.L34];[.N34];[.P34];[.R34])" office:value-type="percentage" office:value="0.0350877192982456">
            <text:p>3.5088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">
            <text:p>0.0000%</text:p>
          </table:table-cell>
          <table:table-cell table:formula="of:=[.H35]/SUM([.F35];[.H35];[.J35];[.L35];[.N35];[.P35];[.R35])" office:value-type="percentage" office:value="0.912280701754386">
            <text:p>91.2281%</text:p>
          </table:table-cell>
          <table:table-cell table:formula="of:=[.J35]/SUM([.F35];[.H35];[.J35];[.L35];[.N35];[.P35];[.R35])" office:value-type="percentage" office:value="0.0526315789473684">
            <text:p>5.2632%</text:p>
          </table:table-cell>
          <table:table-cell table:formula="of:=[.L35]/SUM([.F35];[.H35];[.J35];[.L35];[.N35];[.P35];[.R35])" office:value-type="percentage" office:value="0.0350877192982456">
            <text:p>3.5088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6]/SUM([.F36];[.H36];[.J36];[.L36];[.N36];[.P36];[.R36])" office:value-type="percentage" office:value="0">
            <text:p>0.0000%</text:p>
          </table:table-cell>
          <table:table-cell table:formula="of:=[.H36]/SUM([.F36];[.H36];[.J36];[.L36];[.N36];[.P36];[.R36])" office:value-type="percentage" office:value="0">
            <text:p>0.0000%</text:p>
          </table:table-cell>
          <table:table-cell table:formula="of:=[.J36]/SUM([.F36];[.H36];[.J36];[.L36];[.N36];[.P36];[.R36])" office:value-type="percentage" office:value="0.866666666666667">
            <text:p>86.6667%</text:p>
          </table:table-cell>
          <table:table-cell table:formula="of:=[.L36]/SUM([.F36];[.H36];[.J36];[.L36];[.N36];[.P36];[.R36])" office:value-type="percentage" office:value="0">
            <text:p>0.0000%</text:p>
          </table:table-cell>
          <table:table-cell table:formula="of:=[.N36]/SUM([.F36];[.H36];[.J36];[.L36];[.N36];[.P36];[.R36])" office:value-type="percentage" office:value="0.1">
            <text:p>10.0000%</text:p>
          </table:table-cell>
          <table:table-cell table:formula="of:=[.P36]/SUM([.F36];[.H36];[.J36];[.L36];[.N36];[.P36];[.R36])" office:value-type="percentage" office:value="0.0333333333333333">
            <text:p>3.3333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7]/SUM([.F37];[.H37];[.J37];[.L37];[.N37];[.P37];[.R37])" office:value-type="percentage" office:value="0">
            <text:p>0.0000%</text:p>
          </table:table-cell>
          <table:table-cell table:formula="of:=[.H37]/SUM([.F37];[.H37];[.J37];[.L37];[.N37];[.P37];[.R37])" office:value-type="percentage" office:value="0">
            <text:p>0.0000%</text:p>
          </table:table-cell>
          <table:table-cell table:formula="of:=[.J37]/SUM([.F37];[.H37];[.J37];[.L37];[.N37];[.P37];[.R37])" office:value-type="percentage" office:value="0.866666666666667">
            <text:p>86.6667%</text:p>
          </table:table-cell>
          <table:table-cell table:formula="of:=[.L37]/SUM([.F37];[.H37];[.J37];[.L37];[.N37];[.P37];[.R37])" office:value-type="percentage" office:value="0">
            <text:p>0.0000%</text:p>
          </table:table-cell>
          <table:table-cell table:formula="of:=[.N37]/SUM([.F37];[.H37];[.J37];[.L37];[.N37];[.P37];[.R37])" office:value-type="percentage" office:value="0.1">
            <text:p>10.0000%</text:p>
          </table:table-cell>
          <table:table-cell table:formula="of:=[.P37]/SUM([.F37];[.H37];[.J37];[.L37];[.N37];[.P37];[.R37])" office:value-type="percentage" office:value="0.0333333333333333">
            <text:p>3.3333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">
            <text:p>0.0000%</text:p>
          </table:table-cell>
          <table:table-cell table:formula="of:=[.H38]/SUM([.F38];[.H38];[.J38];[.L38];[.N38];[.P38];[.R38])" office:value-type="percentage" office:value="0">
            <text:p>0.0000%</text:p>
          </table:table-cell>
          <table:table-cell table:formula="of:=[.J38]/SUM([.F38];[.H38];[.J38];[.L38];[.N38];[.P38];[.R38])" office:value-type="percentage" office:value="0.866666666666667">
            <text:p>86.6667%</text:p>
          </table:table-cell>
          <table:table-cell table:formula="of:=[.L38]/SUM([.F38];[.H38];[.J38];[.L38];[.N38];[.P38];[.R38])" office:value-type="percentage" office:value="0">
            <text:p>0.0000%</text:p>
          </table:table-cell>
          <table:table-cell table:formula="of:=[.N38]/SUM([.F38];[.H38];[.J38];[.L38];[.N38];[.P38];[.R38])" office:value-type="percentage" office:value="0.1">
            <text:p>10.0000%</text:p>
          </table:table-cell>
          <table:table-cell table:formula="of:=[.P38]/SUM([.F38];[.H38];[.J38];[.L38];[.N38];[.P38];[.R38])" office:value-type="percentage" office:value="0.0333333333333333">
            <text:p>3.3333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">
            <text:p>0.0000%</text:p>
          </table:table-cell>
          <table:table-cell table:formula="of:=[.H39]/SUM([.F39];[.H39];[.J39];[.L39];[.N39];[.P39];[.R39])" office:value-type="percentage" office:value="0.912280701754386">
            <text:p>91.2281%</text:p>
          </table:table-cell>
          <table:table-cell table:formula="of:=[.J39]/SUM([.F39];[.H39];[.J39];[.L39];[.N39];[.P39];[.R39])" office:value-type="percentage" office:value="0.0526315789473684">
            <text:p>5.2632%</text:p>
          </table:table-cell>
          <table:table-cell table:formula="of:=[.L39]/SUM([.F39];[.H39];[.J39];[.L39];[.N39];[.P39];[.R39])" office:value-type="percentage" office:value="0.0350877192982456">
            <text:p>3.5088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">
            <text:p>0.0000%</text:p>
          </table:table-cell>
          <table:table-cell table:formula="of:=[.H40]/SUM([.F40];[.H40];[.J40];[.L40];[.N40];[.P40];[.R40])" office:value-type="percentage" office:value="0.912280701754386">
            <text:p>91.2281%</text:p>
          </table:table-cell>
          <table:table-cell table:formula="of:=[.J40]/SUM([.F40];[.H40];[.J40];[.L40];[.N40];[.P40];[.R40])" office:value-type="percentage" office:value="0.0526315789473684">
            <text:p>5.2632%</text:p>
          </table:table-cell>
          <table:table-cell table:formula="of:=[.L40]/SUM([.F40];[.H40];[.J40];[.L40];[.N40];[.P40];[.R40])" office:value-type="percentage" office:value="0.0350877192982456">
            <text:p>3.5088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">
            <text:p>0.0000%</text:p>
          </table:table-cell>
          <table:table-cell table:formula="of:=[.H41]/SUM([.F41];[.H41];[.J41];[.L41];[.N41];[.P41];[.R41])" office:value-type="percentage" office:value="0.912280701754386">
            <text:p>91.2281%</text:p>
          </table:table-cell>
          <table:table-cell table:formula="of:=[.J41]/SUM([.F41];[.H41];[.J41];[.L41];[.N41];[.P41];[.R41])" office:value-type="percentage" office:value="0.0526315789473684">
            <text:p>5.2632%</text:p>
          </table:table-cell>
          <table:table-cell table:formula="of:=[.L41]/SUM([.F41];[.H41];[.J41];[.L41];[.N41];[.P41];[.R41])" office:value-type="percentage" office:value="0.0350877192982456">
            <text:p>3.5088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">
            <text:p>0.0000%</text:p>
          </table:table-cell>
          <table:table-cell table:formula="of:=[.H42]/SUM([.F42];[.H42];[.J42];[.L42];[.N42];[.P42];[.R42])" office:value-type="percentage" office:value="0">
            <text:p>0.0000%</text:p>
          </table:table-cell>
          <table:table-cell table:formula="of:=[.J42]/SUM([.F42];[.H42];[.J42];[.L42];[.N42];[.P42];[.R42])" office:value-type="percentage" office:value="0.6">
            <text:p>60.0000%</text:p>
          </table:table-cell>
          <table:table-cell table:formula="of:=[.L42]/SUM([.F42];[.H42];[.J42];[.L42];[.N42];[.P42];[.R42])" office:value-type="percentage" office:value="0">
            <text:p>0.0000%</text:p>
          </table:table-cell>
          <table:table-cell table:formula="of:=[.N42]/SUM([.F42];[.H42];[.J42];[.L42];[.N42];[.P42];[.R42])" office:value-type="percentage" office:value="0.24">
            <text:p>24.0000%</text:p>
          </table:table-cell>
          <table:table-cell table:formula="of:=[.P42]/SUM([.F42];[.H42];[.J42];[.L42];[.N42];[.P42];[.R42])" office:value-type="percentage" office:value="0.16">
            <text:p>16.0000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">
            <text:p>0.0000%</text:p>
          </table:table-cell>
          <table:table-cell table:formula="of:=[.H43]/SUM([.F43];[.H43];[.J43];[.L43];[.N43];[.P43];[.R43])" office:value-type="percentage" office:value="0">
            <text:p>0.0000%</text:p>
          </table:table-cell>
          <table:table-cell table:formula="of:=[.J43]/SUM([.F43];[.H43];[.J43];[.L43];[.N43];[.P43];[.R43])" office:value-type="percentage" office:value="0.6">
            <text:p>60.0000%</text:p>
          </table:table-cell>
          <table:table-cell table:formula="of:=[.L43]/SUM([.F43];[.H43];[.J43];[.L43];[.N43];[.P43];[.R43])" office:value-type="percentage" office:value="0">
            <text:p>0.0000%</text:p>
          </table:table-cell>
          <table:table-cell table:formula="of:=[.N43]/SUM([.F43];[.H43];[.J43];[.L43];[.N43];[.P43];[.R43])" office:value-type="percentage" office:value="0.24">
            <text:p>24.0000%</text:p>
          </table:table-cell>
          <table:table-cell table:formula="of:=[.P43]/SUM([.F43];[.H43];[.J43];[.L43];[.N43];[.P43];[.R43])" office:value-type="percentage" office:value="0.16">
            <text:p>16.0000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44]/SUM([.F44];[.H44];[.J44];[.L44];[.N44];[.P44];[.R44])" office:value-type="percentage" office:value="0">
            <text:p>0.0000%</text:p>
          </table:table-cell>
          <table:table-cell table:formula="of:=[.H44]/SUM([.F44];[.H44];[.J44];[.L44];[.N44];[.P44];[.R44])" office:value-type="percentage" office:value="0">
            <text:p>0.0000%</text:p>
          </table:table-cell>
          <table:table-cell table:formula="of:=[.J44]/SUM([.F44];[.H44];[.J44];[.L44];[.N44];[.P44];[.R44])" office:value-type="percentage" office:value="0.576923076923077">
            <text:p>57.6923%</text:p>
          </table:table-cell>
          <table:table-cell table:formula="of:=[.L44]/SUM([.F44];[.H44];[.J44];[.L44];[.N44];[.P44];[.R44])" office:value-type="percentage" office:value="0">
            <text:p>0.0000%</text:p>
          </table:table-cell>
          <table:table-cell table:formula="of:=[.N44]/SUM([.F44];[.H44];[.J44];[.L44];[.N44];[.P44];[.R44])" office:value-type="percentage" office:value="0.230769230769231">
            <text:p>23.0769%</text:p>
          </table:table-cell>
          <table:table-cell table:formula="of:=[.P44]/SUM([.F44];[.H44];[.J44];[.L44];[.N44];[.P44];[.R44])" office:value-type="percentage" office:value="0.153846153846154">
            <text:p>15.3846%</text:p>
          </table:table-cell>
          <table:table-cell table:formula="of:=[.R44]/SUM([.F44];[.H44];[.J44];[.L44];[.N44];[.P44];[.R44])" office:value-type="percentage" office:value="0.0384615384615385">
            <text:p>3.8462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">
            <text:p>0.0000%</text:p>
          </table:table-cell>
          <table:table-cell table:formula="of:=[.H45]/SUM([.F45];[.H45];[.J45];[.L45];[.N45];[.P45];[.R45])" office:value-type="percentage" office:value="0">
            <text:p>0.0000%</text:p>
          </table:table-cell>
          <table:table-cell table:formula="of:=[.J45]/SUM([.F45];[.H45];[.J45];[.L45];[.N45];[.P45];[.R45])" office:value-type="percentage" office:value="0.6">
            <text:p>60.0000%</text:p>
          </table:table-cell>
          <table:table-cell table:formula="of:=[.L45]/SUM([.F45];[.H45];[.J45];[.L45];[.N45];[.P45];[.R45])" office:value-type="percentage" office:value="0">
            <text:p>0.0000%</text:p>
          </table:table-cell>
          <table:table-cell table:formula="of:=[.N45]/SUM([.F45];[.H45];[.J45];[.L45];[.N45];[.P45];[.R45])" office:value-type="percentage" office:value="0.24">
            <text:p>24.0000%</text:p>
          </table:table-cell>
          <table:table-cell table:formula="of:=[.P45]/SUM([.F45];[.H45];[.J45];[.L45];[.N45];[.P45];[.R45])" office:value-type="percentage" office:value="0.16">
            <text:p>16.0000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">
            <text:p>0.0000%</text:p>
          </table:table-cell>
          <table:table-cell table:formula="of:=[.H46]/SUM([.F46];[.H46];[.J46];[.L46];[.N46];[.P46];[.R46])" office:value-type="percentage" office:value="0">
            <text:p>0.0000%</text:p>
          </table:table-cell>
          <table:table-cell table:formula="of:=[.J46]/SUM([.F46];[.H46];[.J46];[.L46];[.N46];[.P46];[.R46])" office:value-type="percentage" office:value="0.6">
            <text:p>60.0000%</text:p>
          </table:table-cell>
          <table:table-cell table:formula="of:=[.L46]/SUM([.F46];[.H46];[.J46];[.L46];[.N46];[.P46];[.R46])" office:value-type="percentage" office:value="0">
            <text:p>0.0000%</text:p>
          </table:table-cell>
          <table:table-cell table:formula="of:=[.N46]/SUM([.F46];[.H46];[.J46];[.L46];[.N46];[.P46];[.R46])" office:value-type="percentage" office:value="0.24">
            <text:p>24.0000%</text:p>
          </table:table-cell>
          <table:table-cell table:formula="of:=[.P46]/SUM([.F46];[.H46];[.J46];[.L46];[.N46];[.P46];[.R46])" office:value-type="percentage" office:value="0.16">
            <text:p>16.0000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">
            <text:p>0.0000%</text:p>
          </table:table-cell>
          <table:table-cell table:formula="of:=[.H47]/SUM([.F47];[.H47];[.J47];[.L47];[.N47];[.P47];[.R47])" office:value-type="percentage" office:value="0">
            <text:p>0.0000%</text:p>
          </table:table-cell>
          <table:table-cell table:formula="of:=[.J47]/SUM([.F47];[.H47];[.J47];[.L47];[.N47];[.P47];[.R47])" office:value-type="percentage" office:value="0.6">
            <text:p>60.0000%</text:p>
          </table:table-cell>
          <table:table-cell table:formula="of:=[.L47]/SUM([.F47];[.H47];[.J47];[.L47];[.N47];[.P47];[.R47])" office:value-type="percentage" office:value="0">
            <text:p>0.0000%</text:p>
          </table:table-cell>
          <table:table-cell table:formula="of:=[.N47]/SUM([.F47];[.H47];[.J47];[.L47];[.N47];[.P47];[.R47])" office:value-type="percentage" office:value="0.24">
            <text:p>24.0000%</text:p>
          </table:table-cell>
          <table:table-cell table:formula="of:=[.P47]/SUM([.F47];[.H47];[.J47];[.L47];[.N47];[.P47];[.R47])" office:value-type="percentage" office:value="0.16">
            <text:p>16.0000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">
            <text:p>0.0000%</text:p>
          </table:table-cell>
          <table:table-cell table:formula="of:=[.H51]/SUM([.F51];[.H51];[.J51];[.L51];[.N51];[.P51];[.R51])" office:value-type="percentage" office:value="0">
            <text:p>0.0000%</text:p>
          </table:table-cell>
          <table:table-cell table:formula="of:=[.J51]/SUM([.F51];[.H51];[.J51];[.L51];[.N51];[.P51];[.R51])" office:value-type="percentage" office:value="0.76">
            <text:p>76.0000%</text:p>
          </table:table-cell>
          <table:table-cell table:formula="of:=[.L51]/SUM([.F51];[.H51];[.J51];[.L51];[.N51];[.P51];[.R51])" office:value-type="percentage" office:value="0">
            <text:p>0.0000%</text:p>
          </table:table-cell>
          <table:table-cell table:formula="of:=[.N51]/SUM([.F51];[.H51];[.J51];[.L51];[.N51];[.P51];[.R51])" office:value-type="percentage" office:value="0.24">
            <text:p>24.0000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">
            <text:p>0.0000%</text:p>
          </table:table-cell>
          <table:table-cell table:formula="of:=[.H52]/SUM([.F52];[.H52];[.J52];[.L52];[.N52];[.P52];[.R52])" office:value-type="percentage" office:value="0">
            <text:p>0.0000%</text:p>
          </table:table-cell>
          <table:table-cell table:formula="of:=[.J52]/SUM([.F52];[.H52];[.J52];[.L52];[.N52];[.P52];[.R52])" office:value-type="percentage" office:value="0.76">
            <text:p>76.0000%</text:p>
          </table:table-cell>
          <table:table-cell table:formula="of:=[.L52]/SUM([.F52];[.H52];[.J52];[.L52];[.N52];[.P52];[.R52])" office:value-type="percentage" office:value="0">
            <text:p>0.0000%</text:p>
          </table:table-cell>
          <table:table-cell table:formula="of:=[.N52]/SUM([.F52];[.H52];[.J52];[.L52];[.N52];[.P52];[.R52])" office:value-type="percentage" office:value="0.24">
            <text:p>24.0000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">
            <text:p>0.0000%</text:p>
          </table:table-cell>
          <table:table-cell table:formula="of:=[.H53]/SUM([.F53];[.H53];[.J53];[.L53];[.N53];[.P53];[.R53])" office:value-type="percentage" office:value="0">
            <text:p>0.0000%</text:p>
          </table:table-cell>
          <table:table-cell table:formula="of:=[.J53]/SUM([.F53];[.H53];[.J53];[.L53];[.N53];[.P53];[.R53])" office:value-type="percentage" office:value="0.76">
            <text:p>76.0000%</text:p>
          </table:table-cell>
          <table:table-cell table:formula="of:=[.L53]/SUM([.F53];[.H53];[.J53];[.L53];[.N53];[.P53];[.R53])" office:value-type="percentage" office:value="0">
            <text:p>0.0000%</text:p>
          </table:table-cell>
          <table:table-cell table:formula="of:=[.N53]/SUM([.F53];[.H53];[.J53];[.L53];[.N53];[.P53];[.R53])" office:value-type="percentage" office:value="0.24">
            <text:p>24.0000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8">
            <text:p>8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">
            <text:p>0.0000%</text:p>
          </table:table-cell>
          <table:table-cell table:formula="of:=[.H54]/SUM([.F54];[.H54];[.J54];[.L54];[.N54];[.P54];[.R54])" office:value-type="percentage" office:value="0">
            <text:p>0.0000%</text:p>
          </table:table-cell>
          <table:table-cell table:formula="of:=[.J54]/SUM([.F54];[.H54];[.J54];[.L54];[.N54];[.P54];[.R54])" office:value-type="percentage" office:value="1">
            <text:p>100.0000%</text:p>
          </table:table-cell>
          <table:table-cell table:formula="of:=[.L54]/SUM([.F54];[.H54];[.J54];[.L54];[.N54];[.P54];[.R54])" office:value-type="percentage" office:value="0">
            <text:p>0.0000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">
            <text:p>0.0000%</text:p>
          </table:table-cell>
          <table:table-cell table:formula="of:=[.H55]/SUM([.F55];[.H55];[.J55];[.L55];[.N55];[.P55];[.R55])" office:value-type="percentage" office:value="0">
            <text:p>0.0000%</text:p>
          </table:table-cell>
          <table:table-cell table:formula="of:=[.J55]/SUM([.F55];[.H55];[.J55];[.L55];[.N55];[.P55];[.R55])" office:value-type="percentage" office:value="0.76">
            <text:p>76.0000%</text:p>
          </table:table-cell>
          <table:table-cell table:formula="of:=[.L55]/SUM([.F55];[.H55];[.J55];[.L55];[.N55];[.P55];[.R55])" office:value-type="percentage" office:value="0">
            <text:p>0.0000%</text:p>
          </table:table-cell>
          <table:table-cell table:formula="of:=[.N55]/SUM([.F55];[.H55];[.J55];[.L55];[.N55];[.P55];[.R55])" office:value-type="percentage" office:value="0.24">
            <text:p>24.0000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">
            <text:p>0.0000%</text:p>
          </table:table-cell>
          <table:table-cell table:formula="of:=[.H56]/SUM([.F56];[.H56];[.J56];[.L56];[.N56];[.P56];[.R56])" office:value-type="percentage" office:value="0">
            <text:p>0.0000%</text:p>
          </table:table-cell>
          <table:table-cell table:formula="of:=[.J56]/SUM([.F56];[.H56];[.J56];[.L56];[.N56];[.P56];[.R56])" office:value-type="percentage" office:value="0.76">
            <text:p>76.0000%</text:p>
          </table:table-cell>
          <table:table-cell table:formula="of:=[.L56]/SUM([.F56];[.H56];[.J56];[.L56];[.N56];[.P56];[.R56])" office:value-type="percentage" office:value="0">
            <text:p>0.0000%</text:p>
          </table:table-cell>
          <table:table-cell table:formula="of:=[.N56]/SUM([.F56];[.H56];[.J56];[.L56];[.N56];[.P56];[.R56])" office:value-type="percentage" office:value="0.24">
            <text:p>24.0000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">
            <text:p>0.0000%</text:p>
          </table:table-cell>
          <table:table-cell table:formula="of:=[.H57]/SUM([.F57];[.H57];[.J57];[.L57];[.N57];[.P57];[.R57])" office:value-type="percentage" office:value="0">
            <text:p>0.0000%</text:p>
          </table:table-cell>
          <table:table-cell table:formula="of:=[.J57]/SUM([.F57];[.H57];[.J57];[.L57];[.N57];[.P57];[.R57])" office:value-type="percentage" office:value="0.76">
            <text:p>76.0000%</text:p>
          </table:table-cell>
          <table:table-cell table:formula="of:=[.L57]/SUM([.F57];[.H57];[.J57];[.L57];[.N57];[.P57];[.R57])" office:value-type="percentage" office:value="0">
            <text:p>0.0000%</text:p>
          </table:table-cell>
          <table:table-cell table:formula="of:=[.N57]/SUM([.F57];[.H57];[.J57];[.L57];[.N57];[.P57];[.R57])" office:value-type="percentage" office:value="0.24">
            <text:p>24.0000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">
            <text:p>0.0000%</text:p>
          </table:table-cell>
          <table:table-cell table:formula="of:=[.H58]/SUM([.F58];[.H58];[.J58];[.L58];[.N58];[.P58];[.R58])" office:value-type="percentage" office:value="0">
            <text:p>0.0000%</text:p>
          </table:table-cell>
          <table:table-cell table:formula="of:=[.J58]/SUM([.F58];[.H58];[.J58];[.L58];[.N58];[.P58];[.R58])" office:value-type="percentage" office:value="0.76">
            <text:p>76.0000%</text:p>
          </table:table-cell>
          <table:table-cell table:formula="of:=[.L58]/SUM([.F58];[.H58];[.J58];[.L58];[.N58];[.P58];[.R58])" office:value-type="percentage" office:value="0">
            <text:p>0.0000%</text:p>
          </table:table-cell>
          <table:table-cell table:formula="of:=[.N58]/SUM([.F58];[.H58];[.J58];[.L58];[.N58];[.P58];[.R58])" office:value-type="percentage" office:value="0.24">
            <text:p>24.0000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">
            <text:p>0.0000%</text:p>
          </table:table-cell>
          <table:table-cell table:formula="of:=[.H59]/SUM([.F59];[.H59];[.J59];[.L59];[.N59];[.P59];[.R59])" office:value-type="percentage" office:value="0">
            <text:p>0.0000%</text:p>
          </table:table-cell>
          <table:table-cell table:formula="of:=[.J59]/SUM([.F59];[.H59];[.J59];[.L59];[.N59];[.P59];[.R59])" office:value-type="percentage" office:value="0.76">
            <text:p>76.0000%</text:p>
          </table:table-cell>
          <table:table-cell table:formula="of:=[.L59]/SUM([.F59];[.H59];[.J59];[.L59];[.N59];[.P59];[.R59])" office:value-type="percentage" office:value="0">
            <text:p>0.0000%</text:p>
          </table:table-cell>
          <table:table-cell table:formula="of:=[.N59]/SUM([.F59];[.H59];[.J59];[.L59];[.N59];[.P59];[.R59])" office:value-type="percentage" office:value="0.24">
            <text:p>24.0000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">
            <text:p>0.0000%</text:p>
          </table:table-cell>
          <table:table-cell table:formula="of:=[.H60]/SUM([.F60];[.H60];[.J60];[.L60];[.N60];[.P60];[.R60])" office:value-type="percentage" office:value="0">
            <text:p>0.0000%</text:p>
          </table:table-cell>
          <table:table-cell table:formula="of:=[.J60]/SUM([.F60];[.H60];[.J60];[.L60];[.N60];[.P60];[.R60])" office:value-type="percentage" office:value="0.730769230769231">
            <text:p>73.0769%</text:p>
          </table:table-cell>
          <table:table-cell table:formula="of:=[.L60]/SUM([.F60];[.H60];[.J60];[.L60];[.N60];[.P60];[.R60])" office:value-type="percentage" office:value="0">
            <text:p>0.0000%</text:p>
          </table:table-cell>
          <table:table-cell table:formula="of:=[.N60]/SUM([.F60];[.H60];[.J60];[.L60];[.N60];[.P60];[.R60])" office:value-type="percentage" office:value="0.230769230769231">
            <text:p>23.0769%</text:p>
          </table:table-cell>
          <table:table-cell table:formula="of:=[.P60]/SUM([.F60];[.H60];[.J60];[.L60];[.N60];[.P60];[.R60])" office:value-type="percentage" office:value="0.0384615384615385">
            <text:p>3.8462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0">
            <text:p>0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61]/SUM([.F61];[.H61];[.J61];[.L61];[.N61];[.P61];[.R61])" office:value-type="percentage" office:value="0">
            <text:p>0.0000%</text:p>
          </table:table-cell>
          <table:table-cell table:formula="of:=[.H61]/SUM([.F61];[.H61];[.J61];[.L61];[.N61];[.P61];[.R61])" office:value-type="percentage" office:value="0">
            <text:p>0.0000%</text:p>
          </table:table-cell>
          <table:table-cell table:formula="of:=[.J61]/SUM([.F61];[.H61];[.J61];[.L61];[.N61];[.P61];[.R61])" office:value-type="percentage" office:value="0.866666666666667">
            <text:p>86.6667%</text:p>
          </table:table-cell>
          <table:table-cell table:formula="of:=[.L61]/SUM([.F61];[.H61];[.J61];[.L61];[.N61];[.P61];[.R61])" office:value-type="percentage" office:value="0">
            <text:p>0.0000%</text:p>
          </table:table-cell>
          <table:table-cell table:formula="of:=[.N61]/SUM([.F61];[.H61];[.J61];[.L61];[.N61];[.P61];[.R61])" office:value-type="percentage" office:value="0.1">
            <text:p>10.0000%</text:p>
          </table:table-cell>
          <table:table-cell table:formula="of:=[.P61]/SUM([.F61];[.H61];[.J61];[.L61];[.N61];[.P61];[.R61])" office:value-type="percentage" office:value="0.0333333333333333">
            <text:p>3.3333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0">
            <text:p>0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62]/SUM([.F62];[.H62];[.J62];[.L62];[.N62];[.P62];[.R62])" office:value-type="percentage" office:value="0">
            <text:p>0.0000%</text:p>
          </table:table-cell>
          <table:table-cell table:formula="of:=[.H62]/SUM([.F62];[.H62];[.J62];[.L62];[.N62];[.P62];[.R62])" office:value-type="percentage" office:value="0">
            <text:p>0.0000%</text:p>
          </table:table-cell>
          <table:table-cell table:formula="of:=[.J62]/SUM([.F62];[.H62];[.J62];[.L62];[.N62];[.P62];[.R62])" office:value-type="percentage" office:value="0.866666666666667">
            <text:p>86.6667%</text:p>
          </table:table-cell>
          <table:table-cell table:formula="of:=[.L62]/SUM([.F62];[.H62];[.J62];[.L62];[.N62];[.P62];[.R62])" office:value-type="percentage" office:value="0">
            <text:p>0.0000%</text:p>
          </table:table-cell>
          <table:table-cell table:formula="of:=[.N62]/SUM([.F62];[.H62];[.J62];[.L62];[.N62];[.P62];[.R62])" office:value-type="percentage" office:value="0.1">
            <text:p>10.0000%</text:p>
          </table:table-cell>
          <table:table-cell table:formula="of:=[.P62]/SUM([.F62];[.H62];[.J62];[.L62];[.N62];[.P62];[.R62])" office:value-type="percentage" office:value="0.0333333333333333">
            <text:p>3.3333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">
            <text:p>0.0000%</text:p>
          </table:table-cell>
          <table:table-cell table:formula="of:=[.H63]/SUM([.F63];[.H63];[.J63];[.L63];[.N63];[.P63];[.R63])" office:value-type="percentage" office:value="0">
            <text:p>0.0000%</text:p>
          </table:table-cell>
          <table:table-cell table:formula="of:=[.J63]/SUM([.F63];[.H63];[.J63];[.L63];[.N63];[.P63];[.R63])" office:value-type="percentage" office:value="0.866666666666667">
            <text:p>86.6667%</text:p>
          </table:table-cell>
          <table:table-cell table:formula="of:=[.L63]/SUM([.F63];[.H63];[.J63];[.L63];[.N63];[.P63];[.R63])" office:value-type="percentage" office:value="0">
            <text:p>0.0000%</text:p>
          </table:table-cell>
          <table:table-cell table:formula="of:=[.N63]/SUM([.F63];[.H63];[.J63];[.L63];[.N63];[.P63];[.R63])" office:value-type="percentage" office:value="0.1">
            <text:p>10.0000%</text:p>
          </table:table-cell>
          <table:table-cell table:formula="of:=[.P63]/SUM([.F63];[.H63];[.J63];[.L63];[.N63];[.P63];[.R63])" office:value-type="percentage" office:value="0.0333333333333333">
            <text:p>3.3333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">
            <text:p>0.0000%</text:p>
          </table:table-cell>
          <table:table-cell table:formula="of:=[.H64]/SUM([.F64];[.H64];[.J64];[.L64];[.N64];[.P64];[.R64])" office:value-type="percentage" office:value="0.866666666666667">
            <text:p>86.6667%</text:p>
          </table:table-cell>
          <table:table-cell table:formula="of:=[.J64]/SUM([.F64];[.H64];[.J64];[.L64];[.N64];[.P64];[.R64])" office:value-type="percentage" office:value="0.1">
            <text:p>10.0000%</text:p>
          </table:table-cell>
          <table:table-cell table:formula="of:=[.L64]/SUM([.F64];[.H64];[.J64];[.L64];[.N64];[.P64];[.R64])" office:value-type="percentage" office:value="0.0333333333333333">
            <text:p>3.3333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">
            <text:p>0.0000%</text:p>
          </table:table-cell>
          <table:table-cell table:formula="of:=[.H65]/SUM([.F65];[.H65];[.J65];[.L65];[.N65];[.P65];[.R65])" office:value-type="percentage" office:value="0.866666666666667">
            <text:p>86.6667%</text:p>
          </table:table-cell>
          <table:table-cell table:formula="of:=[.J65]/SUM([.F65];[.H65];[.J65];[.L65];[.N65];[.P65];[.R65])" office:value-type="percentage" office:value="0.1">
            <text:p>10.0000%</text:p>
          </table:table-cell>
          <table:table-cell table:formula="of:=[.L65]/SUM([.F65];[.H65];[.J65];[.L65];[.N65];[.P65];[.R65])" office:value-type="percentage" office:value="0.0333333333333333">
            <text:p>3.3333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">
            <text:p>0.0000%</text:p>
          </table:table-cell>
          <table:table-cell table:formula="of:=[.H66]/SUM([.F66];[.H66];[.J66];[.L66];[.N66];[.P66];[.R66])" office:value-type="percentage" office:value="0.866666666666667">
            <text:p>86.6667%</text:p>
          </table:table-cell>
          <table:table-cell table:formula="of:=[.J66]/SUM([.F66];[.H66];[.J66];[.L66];[.N66];[.P66];[.R66])" office:value-type="percentage" office:value="0.1">
            <text:p>10.0000%</text:p>
          </table:table-cell>
          <table:table-cell table:formula="of:=[.L66]/SUM([.F66];[.H66];[.J66];[.L66];[.N66];[.P66];[.R66])" office:value-type="percentage" office:value="0.0333333333333333">
            <text:p>3.3333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1 Equip B</text:p>
          </table:table-cell>
          <table:table-cell office:value-type="float" office:value="19">
            <text:p>19</text:p>
          </table:table-cell>
          <table:table-cell office:value-type="string">
            <text:p>Act 1 Junk</text:p>
          </table:table-cell>
          <table:table-cell office:value-type="float" office:value="0">
            <text:p>0</text:p>
          </table:table-cell>
          <table:table-cell office:value-type="string">
            <text:p>Act 1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">
            <text:p>0.0000%</text:p>
          </table:table-cell>
          <table:table-cell table:formula="of:=[.H67]/SUM([.F67];[.H67];[.J67];[.L67];[.N67];[.P67];[.R67])" office:value-type="percentage" office:value="0">
            <text:p>0.0000%</text:p>
          </table:table-cell>
          <table:table-cell table:formula="of:=[.J67]/SUM([.F67];[.H67];[.J67];[.L67];[.N67];[.P67];[.R67])" office:value-type="percentage" office:value="0.76">
            <text:p>76.0000%</text:p>
          </table:table-cell>
          <table:table-cell table:formula="of:=[.L67]/SUM([.F67];[.H67];[.J67];[.L67];[.N67];[.P67];[.R67])" office:value-type="percentage" office:value="0">
            <text:p>0.0000%</text:p>
          </table:table-cell>
          <table:table-cell table:formula="of:=[.N67]/SUM([.F67];[.H67];[.J67];[.L67];[.N67];[.P67];[.R67])" office:value-type="percentage" office:value="0.24">
            <text:p>24.0000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1 (N) Equip B</text:p>
          </table:table-cell>
          <table:table-cell office:value-type="float" office:value="19">
            <text:p>19</text:p>
          </table:table-cell>
          <table:table-cell office:value-type="string">
            <text:p>Act 1 (N) Junk</text:p>
          </table:table-cell>
          <table:table-cell office:value-type="float" office:value="0">
            <text:p>0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">
            <text:p>0.0000%</text:p>
          </table:table-cell>
          <table:table-cell table:formula="of:=[.H68]/SUM([.F68];[.H68];[.J68];[.L68];[.N68];[.P68];[.R68])" office:value-type="percentage" office:value="0">
            <text:p>0.0000%</text:p>
          </table:table-cell>
          <table:table-cell table:formula="of:=[.J68]/SUM([.F68];[.H68];[.J68];[.L68];[.N68];[.P68];[.R68])" office:value-type="percentage" office:value="0.76">
            <text:p>76.0000%</text:p>
          </table:table-cell>
          <table:table-cell table:formula="of:=[.L68]/SUM([.F68];[.H68];[.J68];[.L68];[.N68];[.P68];[.R68])" office:value-type="percentage" office:value="0">
            <text:p>0.0000%</text:p>
          </table:table-cell>
          <table:table-cell table:formula="of:=[.N68]/SUM([.F68];[.H68];[.J68];[.L68];[.N68];[.P68];[.R68])" office:value-type="percentage" office:value="0.24">
            <text:p>24.0000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1 (H) Equip B</text:p>
          </table:table-cell>
          <table:table-cell office:value-type="float" office:value="19">
            <text:p>19</text:p>
          </table:table-cell>
          <table:table-cell office:value-type="string">
            <text:p>Act 1 (H) Junk</text:p>
          </table:table-cell>
          <table:table-cell office:value-type="float" office:value="0">
            <text:p>0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">
            <text:p>0.0000%</text:p>
          </table:table-cell>
          <table:table-cell table:formula="of:=[.H69]/SUM([.F69];[.H69];[.J69];[.L69];[.N69];[.P69];[.R69])" office:value-type="percentage" office:value="0">
            <text:p>0.0000%</text:p>
          </table:table-cell>
          <table:table-cell table:formula="of:=[.J69]/SUM([.F69];[.H69];[.J69];[.L69];[.N69];[.P69];[.R69])" office:value-type="percentage" office:value="0.76">
            <text:p>76.0000%</text:p>
          </table:table-cell>
          <table:table-cell table:formula="of:=[.L69]/SUM([.F69];[.H69];[.J69];[.L69];[.N69];[.P69];[.R69])" office:value-type="percentage" office:value="0">
            <text:p>0.0000%</text:p>
          </table:table-cell>
          <table:table-cell table:formula="of:=[.N69]/SUM([.F69];[.H69];[.J69];[.L69];[.N69];[.P69];[.R69])" office:value-type="percentage" office:value="0.24">
            <text:p>24.0000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333333333333333">
            <text:p>33.3333%</text:p>
          </table:table-cell>
          <table:table-cell table:formula="of:=[.J70]/SUM([.F70];[.H70];[.J70];[.L70];[.N70];[.P70];[.R70])" office:value-type="percentage" office:value="0.666666666666667">
            <text:p>66.6667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333333333333333">
            <text:p>33.3333%</text:p>
          </table:table-cell>
          <table:table-cell table:formula="of:=[.J71]/SUM([.F71];[.H71];[.J71];[.L71];[.N71];[.P71];[.R71])" office:value-type="percentage" office:value="0.666666666666667">
            <text:p>66.6667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333333333333333">
            <text:p>33.3333%</text:p>
          </table:table-cell>
          <table:table-cell table:formula="of:=[.J72]/SUM([.F72];[.H72];[.J72];[.L72];[.N72];[.P72];[.R72])" office:value-type="percentage" office:value="0.666666666666667">
            <text:p>66.6667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">
            <text:p>0.0000%</text:p>
          </table:table-cell>
          <table:table-cell table:formula="of:=[.H73]/SUM([.F73];[.H73];[.J73];[.L73];[.N73];[.P73];[.R73])" office:value-type="percentage" office:value="0">
            <text:p>0.0000%</text:p>
          </table:table-cell>
          <table:table-cell table:formula="of:=[.J73]/SUM([.F73];[.H73];[.J73];[.L73];[.N73];[.P73];[.R73])" office:value-type="percentage" office:value="0.76">
            <text:p>76.0000%</text:p>
          </table:table-cell>
          <table:table-cell table:formula="of:=[.L73]/SUM([.F73];[.H73];[.J73];[.L73];[.N73];[.P73];[.R73])" office:value-type="percentage" office:value="0">
            <text:p>0.0000%</text:p>
          </table:table-cell>
          <table:table-cell table:formula="of:=[.N73]/SUM([.F73];[.H73];[.J73];[.L73];[.N73];[.P73];[.R73])" office:value-type="percentage" office:value="0.24">
            <text:p>24.0000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">
            <text:p>0.0000%</text:p>
          </table:table-cell>
          <table:table-cell table:formula="of:=[.H74]/SUM([.F74];[.H74];[.J74];[.L74];[.N74];[.P74];[.R74])" office:value-type="percentage" office:value="0">
            <text:p>0.0000%</text:p>
          </table:table-cell>
          <table:table-cell table:formula="of:=[.J74]/SUM([.F74];[.H74];[.J74];[.L74];[.N74];[.P74];[.R74])" office:value-type="percentage" office:value="0.76">
            <text:p>76.0000%</text:p>
          </table:table-cell>
          <table:table-cell table:formula="of:=[.L74]/SUM([.F74];[.H74];[.J74];[.L74];[.N74];[.P74];[.R74])" office:value-type="percentage" office:value="0">
            <text:p>0.0000%</text:p>
          </table:table-cell>
          <table:table-cell table:formula="of:=[.N74]/SUM([.F74];[.H74];[.J74];[.L74];[.N74];[.P74];[.R74])" office:value-type="percentage" office:value="0.24">
            <text:p>24.0000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">
            <text:p>0.0000%</text:p>
          </table:table-cell>
          <table:table-cell table:formula="of:=[.H75]/SUM([.F75];[.H75];[.J75];[.L75];[.N75];[.P75];[.R75])" office:value-type="percentage" office:value="0">
            <text:p>0.0000%</text:p>
          </table:table-cell>
          <table:table-cell table:formula="of:=[.J75]/SUM([.F75];[.H75];[.J75];[.L75];[.N75];[.P75];[.R75])" office:value-type="percentage" office:value="0.76">
            <text:p>76.0000%</text:p>
          </table:table-cell>
          <table:table-cell table:formula="of:=[.L75]/SUM([.F75];[.H75];[.J75];[.L75];[.N75];[.P75];[.R75])" office:value-type="percentage" office:value="0">
            <text:p>0.0000%</text:p>
          </table:table-cell>
          <table:table-cell table:formula="of:=[.N75]/SUM([.F75];[.H75];[.J75];[.L75];[.N75];[.P75];[.R75])" office:value-type="percentage" office:value="0.24">
            <text:p>24.0000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/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">
            <text:p>0.0000%</text:p>
          </table:table-cell>
          <table:table-cell table:formula="of:=[.H76]/SUM([.F76];[.H76];[.J76];[.L76];[.N76];[.P76];[.R76])" office:value-type="percentage" office:value="1">
            <text:p>100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/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">
            <text:p>0.0000%</text:p>
          </table:table-cell>
          <table:table-cell table:formula="of:=[.H77]/SUM([.F77];[.H77];[.J77];[.L77];[.N77];[.P77];[.R77])" office:value-type="percentage" office:value="1">
            <text:p>100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/>
          <table:table-cell office:value-type="string">
            <text:p>Runes 17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">
            <text:p>0.0000%</text:p>
          </table:table-cell>
          <table:table-cell table:formula="of:=[.H78]/SUM([.F78];[.H78];[.J78];[.L78];[.N78];[.P78];[.R78])" office:value-type="percentage" office:value="1">
            <text:p>100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/>
          <table:table-cell office:value-type="string">
            <text:p>"gld,mul=1280"</text:p>
          </table:table-cell>
          <table:table-cell office:value-type="float" office:value="0">
            <text:p>0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">
            <text:p>0.0000%</text:p>
          </table:table-cell>
          <table:table-cell table:formula="of:=[.H79]/SUM([.F79];[.H79];[.J79];[.L79];[.N79];[.P79];[.R79])" office:value-type="percentage" office:value="0">
            <text:p>0.0000%</text:p>
          </table:table-cell>
          <table:table-cell table:formula="of:=[.J79]/SUM([.F79];[.H79];[.J79];[.L79];[.N79];[.P79];[.R79])" office:value-type="percentage" office:value="0.76">
            <text:p>76.0000%</text:p>
          </table:table-cell>
          <table:table-cell table:formula="of:=[.L79]/SUM([.F79];[.H79];[.J79];[.L79];[.N79];[.P79];[.R79])" office:value-type="percentage" office:value="0">
            <text:p>0.0000%</text:p>
          </table:table-cell>
          <table:table-cell table:formula="of:=[.N79]/SUM([.F79];[.H79];[.J79];[.L79];[.N79];[.P79];[.R79])" office:value-type="percentage" office:value="0.24">
            <text:p>24.0000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/>
          <table:table-cell office:value-type="string">
            <text:p>"gld,mul=1536"</text:p>
          </table:table-cell>
          <table:table-cell office:value-type="float" office:value="0">
            <text:p>0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">
            <text:p>0.0000%</text:p>
          </table:table-cell>
          <table:table-cell table:formula="of:=[.H80]/SUM([.F80];[.H80];[.J80];[.L80];[.N80];[.P80];[.R80])" office:value-type="percentage" office:value="0">
            <text:p>0.0000%</text:p>
          </table:table-cell>
          <table:table-cell table:formula="of:=[.J80]/SUM([.F80];[.H80];[.J80];[.L80];[.N80];[.P80];[.R80])" office:value-type="percentage" office:value="0.76">
            <text:p>76.0000%</text:p>
          </table:table-cell>
          <table:table-cell table:formula="of:=[.L80]/SUM([.F80];[.H80];[.J80];[.L80];[.N80];[.P80];[.R80])" office:value-type="percentage" office:value="0">
            <text:p>0.0000%</text:p>
          </table:table-cell>
          <table:table-cell table:formula="of:=[.N80]/SUM([.F80];[.H80];[.J80];[.L80];[.N80];[.P80];[.R80])" office:value-type="percentage" office:value="0.24">
            <text:p>24.0000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/>
          <table:table-cell office:value-type="string">
            <text:p>"gld,mul=2048"</text:p>
          </table:table-cell>
          <table:table-cell office:value-type="float" office:value="0">
            <text:p>0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">
            <text:p>0.0000%</text:p>
          </table:table-cell>
          <table:table-cell table:formula="of:=[.H81]/SUM([.F81];[.H81];[.J81];[.L81];[.N81];[.P81];[.R81])" office:value-type="percentage" office:value="0">
            <text:p>0.0000%</text:p>
          </table:table-cell>
          <table:table-cell table:formula="of:=[.J81]/SUM([.F81];[.H81];[.J81];[.L81];[.N81];[.P81];[.R81])" office:value-type="percentage" office:value="0.730769230769231">
            <text:p>73.0769%</text:p>
          </table:table-cell>
          <table:table-cell table:formula="of:=[.L81]/SUM([.F81];[.H81];[.J81];[.L81];[.N81];[.P81];[.R81])" office:value-type="percentage" office:value="0">
            <text:p>0.0000%</text:p>
          </table:table-cell>
          <table:table-cell table:formula="of:=[.N81]/SUM([.F81];[.H81];[.J81];[.L81];[.N81];[.P81];[.R81])" office:value-type="percentage" office:value="0.230769230769231">
            <text:p>23.0769%</text:p>
          </table:table-cell>
          <table:table-cell table:formula="of:=[.P81]/SUM([.F81];[.H81];[.J81];[.L81];[.N81];[.P81];[.R81])" office:value-type="percentage" office:value="0.0384615384615385">
            <text:p>3.8462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  <table:table-row table:style-name="ro1" table:number-rows-repeated="6"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8"/>
          <table:table-cell table:number-columns-repeated="8"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ce1" office:value-type="string">
            <text:p>DR for Equip/Bow/Melee:</text:p>
          </table:table-cell>
          <table:table-cell/>
          <table:table-cell table:style-name="ce3" table:formula="of:=[.I88]/SUM([.I88];[.J88];[.K88];[.L88];[.M88];[.N88];[.O88];[.P88];[.Q88])" office:value-type="percentage" office:value="0.0125">
            <text:p>1.2500%</text:p>
          </table:table-cell>
          <table:table-cell table:style-name="ce3" table:formula="of:=[.J88]/SUM([.I88];[.J88];[.K88];[.L88];[.M88];[.N88];[.O88];[.P88];[.Q88])" office:value-type="percentage" office:value="0.0125">
            <text:p>1.2500%</text:p>
          </table:table-cell>
          <table:table-cell table:style-name="ce3" table:formula="of:=[.K88]/SUM([.I88];[.J88];[.K88];[.L88];[.M88];[.N88];[.O88];[.P88];[.Q88])" office:value-type="percentage" office:value="0.0125">
            <text:p>1.2500%</text:p>
          </table:table-cell>
          <table:table-cell table:style-name="ce3" table:formula="of:=[.L88]/SUM([.I88];[.J88];[.K88];[.L88];[.M88];[.N88];[.O88];[.P88];[.Q88])" office:value-type="percentage" office:value="0.0125">
            <text:p>1.2500%</text:p>
          </table:table-cell>
          <table:table-cell table:style-name="ce3" table:formula="of:=[.M88]/SUM([.I88];[.J88];[.K88];[.L88];[.M88];[.N88];[.O88];[.P88];[.Q88])" office:value-type="percentage" office:value="0.0125">
            <text:p>1.2500%</text:p>
          </table:table-cell>
          <table:table-cell table:style-name="ce3" table:formula="of:=[.N88]/SUM([.I88];[.J88];[.K88];[.L88];[.M88];[.N88];[.O88];[.P88];[.Q88])" office:value-type="percentage" office:value="0.0125">
            <text:p>1.2500%</text:p>
          </table:table-cell>
          <table:table-cell table:style-name="ce3" table:formula="of:=[.O88]/SUM([.I88];[.J88];[.K88];[.L88];[.M88];[.N88];[.O88];[.P88];[.Q88])" office:value-type="percentage" office:value="0.0125">
            <text:p>1.2500%</text:p>
          </table:table-cell>
          <table:table-cell table:style-name="ce3" table:formula="of:=[.P88]/SUM([.I88];[.J88];[.K88];[.L88];[.M88];[.N88];[.O88];[.P88];[.Q88])" office:value-type="percentage" office:value="0.0125">
            <text:p>1.2500%</text:p>
          </table:table-cell>
          <table:table-cell table:style-name="ce3" table:formula="of:=[.Q88]/SUM([.I88];[.J88];[.K88];[.L88];[.M88];[.N88];[.O88];[.P88];[.Q88])" office:value-type="percentage" office:value="0.9">
            <text:p>90.0000%</text:p>
          </table:table-cell>
          <table:table-cell table:number-columns-repeated="2"/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4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0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H37M44S</meta:editing-duration>
    <meta:editing-cycles>178</meta:editing-cycles>
    <meta:generator>LibreOffice/3.3$Win32 LibreOffice_project/330m19$Build-202</meta:generator>
    <dc:date>2011-07-20T10:49:57.73</dc:date>
    <meta:document-statistic meta:table-count="2" meta:cell-count="3496" meta:object-count="0"/>
    <meta:user-defined meta:name="Info 1"/>
    <meta:user-defined meta:name="Info 2"/>
    <meta:user-defined meta:name="Info 3"/>
    <meta:user-defined meta:name="Info 4"/>
  </office:meta>
</office:document-meta>
</file>